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a" svg:font-family="Symbola"/>
    <style:font-face style:name="Ubuntu" svg:font-family="Ubuntu"/>
    <style:font-face style:name="Ubuntu1" svg:font-family="Ubuntu" style:font-adornments="Regular"/>
    <style:font-face style:name="Verdana4" svg:font-family="Verdana" style:font-family-generic="swiss"/>
    <style:font-face style:name="Arial" svg:font-family="Arial" style:font-pitch="variable"/>
    <style:font-face style:name="Arial Unicode MS" svg:font-family="'Arial Unicode MS'" style:font-pitch="variable"/>
    <style:font-face style:name="Tahoma" svg:font-family="Tahoma" style:font-pitch="variable"/>
    <style:font-face style:name="Times New Roman1" svg:font-family="'Times New Roman'" style:font-pitch="variable"/>
    <style:font-face style:name="Ubuntu2"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adornments="Fett"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6" style:family="graphic" style:parent-style-name="standard">
      <style:graphic-properties draw:textarea-horizontal-align="justify" draw:textarea-vertical-align="middle" draw:auto-grow-height="false" fo:min-height="2.15cm" fo:min-width="3.9cm"/>
      <style:paragraph-properties style:writing-mode="lr-tb"/>
    </style:style>
    <style:style style:name="gr7" style:family="graphic" style:parent-style-name="standard" style:list-style-name="L1">
      <style:graphic-properties draw:fill="solid" draw:fill-color="#81d41a" draw:textarea-horizontal-align="justify" draw:textarea-vertical-align="middle" draw:auto-grow-height="false" fo:min-height="2.35cm" fo:min-width="4.9cm"/>
      <style:paragraph-properties style:writing-mode="lr-tb"/>
    </style:style>
    <style:style style:name="gr8" style:family="graphic" style:parent-style-name="standard">
      <style:graphic-properties draw:textarea-horizontal-align="center" draw:textarea-vertical-align="middle"/>
    </style:style>
    <style:style style:name="gr9" style:family="graphic" style:parent-style-name="objectwithoutfill">
      <style:graphic-properties svg:stroke-width="0.2cm" draw:marker-start-width="0.6cm" draw:marker-end="Arrow" draw:marker-end-width="0.6cm" draw:fill="none" draw:textarea-horizontal-align="center"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5.416cm"/>
      <style:paragraph-properties style:writing-mode="lr-tb"/>
    </style:style>
    <style:style style:name="gr11" style:family="graphic">
      <style:graphic-properties style:protect="size"/>
    </style:style>
    <style:style style:name="gr12" style:family="graphic" style:parent-style-name="standard">
      <style:graphic-properties draw:fill="solid" draw:fill-color="#99ccff" draw:textarea-horizontal-align="justify" draw:textarea-vertical-align="middle" draw:auto-grow-height="false" fo:min-height="2.15cm" fo:min-width="6.2cm"/>
      <style:paragraph-properties style:writing-mode="lr-tb"/>
    </style:style>
    <style:style style:name="gr13" style:family="graphic" style:parent-style-name="standard">
      <style:graphic-properties draw:fill="solid" draw:fill-color="#99ccff" draw:textarea-horizontal-align="justify" draw:textarea-vertical-align="middle" draw:auto-grow-height="false" fo:min-height="2.15cm" fo:min-width="3.9cm"/>
      <style:paragraph-properties style:writing-mode="lr-tb"/>
    </style:style>
    <style:style style:name="gr14" style:family="graphic" style:parent-style-name="standard" style:list-style-name="L1">
      <style:graphic-properties draw:fill="solid" draw:fill-color="#81d41a" draw:textarea-horizontal-align="justify" draw:textarea-vertical-align="middle" draw:auto-grow-height="false" fo:min-height="2.35cm" fo:min-width="4.9cm"/>
      <style:paragraph-properties style:writing-mode="lr-tb"/>
    </style:style>
    <style:style style:name="gr15" style:family="graphic" style:parent-style-name="objectwithoutfill">
      <style:graphic-properties svg:stroke-width="0.2cm" svg:stroke-color="#069a2e" draw:marker-start-width="0.6cm" draw:marker-end="Arrow"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stroke="none" svg:stroke-color="#000000" draw:fill="none" draw:fill-color="#ffffff" draw:textarea-horizontal-align="left" draw:auto-grow-height="true" draw:auto-grow-width="true" fo:min-height="1.695cm" fo:min-width="5.416cm"/>
      <style:paragraph-properties style:writing-mode="lr-tb"/>
    </style:style>
    <style:style style:name="gr17" style:family="graphic" style:parent-style-name="objectwithoutfill">
      <style:graphic-properties svg:stroke-width="0.2cm" svg:stroke-color="#f10d0c" draw:marker-start-width="0.6cm" draw:marker-end="Arrow" draw:marker-end-width="0.6cm" draw:fill="none" draw:textarea-horizontal-align="center" draw:textarea-vertical-align="middle" fo:padding-top="0.225cm" fo:padding-bottom="0.225cm" fo:padding-left="0.35cm" fo:padding-right="0.35cm"/>
    </style:style>
    <style:style style:name="gr18" style:family="graphic" style:parent-style-name="standard">
      <style:graphic-properties draw:fill="solid" draw:fill-color="#99ccff" draw:textarea-horizontal-align="justify" draw:textarea-vertical-align="middle" draw:auto-grow-height="false" fo:min-height="2.15cm" fo:min-width="2.3cm"/>
      <style:paragraph-properties style:writing-mode="lr-tb"/>
    </style:style>
    <style:style style:name="gr19" style:family="graphic" style:parent-style-name="standard" style:list-style-name="L1">
      <style:graphic-properties draw:fill="solid" draw:fill-color="#81d41a" draw:textarea-horizontal-align="justify" draw:textarea-vertical-align="middle" draw:auto-grow-height="false" fo:min-height="2.05cm" fo:min-width="2.3cm"/>
      <style:paragraph-properties style:writing-mode="lr-tb"/>
    </style:style>
    <style:style style:name="gr20" style:family="graphic" style:parent-style-name="standard" style:list-style-name="L1">
      <style:graphic-properties draw:fill="solid" draw:fill-color="#81d41a" draw:textarea-horizontal-align="justify" draw:textarea-vertical-align="middle" draw:auto-grow-height="false" fo:min-height="2.05cm" fo:min-width="2.3cm"/>
      <style:paragraph-properties style:writing-mode="lr-tb"/>
    </style:style>
    <style:style style:name="gr21" style:family="graphic" style:parent-style-name="standard" style:list-style-name="L1">
      <style:graphic-properties draw:fill="solid" draw:fill-color="#81d41a" draw:textarea-horizontal-align="justify" draw:textarea-vertical-align="middle" draw:auto-grow-height="false" fo:min-height="2.05cm" fo:min-width="2.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7.377cm"/>
      <style:paragraph-properties style:writing-mode="lr-tb"/>
    </style:style>
    <style:style style:name="gr23" style:family="graphic" style:parent-style-name="standard" style:list-style-name="L1">
      <style:graphic-properties draw:fill="solid" draw:fill-color="#81d41a" draw:textarea-horizontal-align="justify" draw:textarea-vertical-align="middle" draw:auto-grow-height="false" fo:min-height="2.05cm" fo:min-width="2.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918cm"/>
      <style:paragraph-properties style:writing-mode="lr-tb"/>
    </style:style>
    <style:style style:name="gr25" style:family="graphic" style:parent-style-name="standard" style:list-style-name="L1">
      <style:graphic-properties draw:fill="solid" draw:fill-color="#81d41a" draw:textarea-horizontal-align="justify" draw:textarea-vertical-align="middle" draw:auto-grow-height="false" fo:min-height="2.05cm" fo:min-width="2.3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38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6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9.071cm"/>
      <style:paragraph-properties style:writing-mode="lr-tb"/>
    </style:style>
    <style:style style:name="gr29" style:family="graphic" style:parent-style-name="standard">
      <style:graphic-properties draw:fill="solid" draw:fill-color="#99ccff" draw:textarea-horizontal-align="justify" draw:textarea-vertical-align="middle" draw:auto-grow-height="false" fo:min-height="6.75cm" fo:min-width="7.4cm"/>
      <style:paragraph-properties style:writing-mode="lr-tb"/>
    </style:style>
    <style:style style:name="gr30" style:family="graphic" style:parent-style-name="standard" style:list-style-name="L1">
      <style:graphic-properties draw:fill="solid" draw:fill-color="#81d41a" draw:textarea-horizontal-align="justify" draw:textarea-vertical-align="middle" draw:auto-grow-height="false" fo:min-height="5.549cm" fo:min-width="7.4cm"/>
      <style:paragraph-properties style:writing-mode="lr-tb"/>
    </style:style>
    <style:style style:name="gr31" style:family="graphic" style:parent-style-name="standard">
      <style:graphic-properties draw:fill="solid" draw:fill-color="#069a2e" draw:opacity="50%" draw:textarea-vertical-align="middle" draw:auto-grow-height="false" fo:min-height="3.75cm" fo:min-width="3.901cm" draw:shadow-opacity="50%"/>
    </style:style>
    <style:style style:name="gr32" style:family="graphic" style:parent-style-name="standard">
      <style:graphic-properties draw:fill="solid" draw:fill-color="#99ccff" draw:textarea-horizontal-align="justify" draw:textarea-vertical-align="middle" draw:auto-grow-height="false" fo:min-height="0.766cm" fo:min-width="0.98cm"/>
      <style:paragraph-properties style:writing-mode="lr-tb"/>
    </style:style>
    <style:style style:name="gr33" style:family="graphic" style:parent-style-name="standard" style:list-style-name="L1">
      <style:graphic-properties draw:fill="solid" draw:fill-color="#81d41a" draw:textarea-horizontal-align="justify" draw:textarea-vertical-align="middle" draw:auto-grow-height="false" fo:min-height="0.724cm" fo:min-width="0.98cm"/>
      <style:paragraph-properties style:writing-mode="lr-tb"/>
    </style:style>
    <style:style style:name="gr34" style:family="graphic" style:parent-style-name="standard">
      <style:graphic-properties draw:fill="solid" draw:fill-color="#f10d0c" draw:opacity="50%" draw:textarea-vertical-align="middle" draw:auto-grow-height="false" fo:min-height="3.75cm" fo:min-width="3.901cm" draw:shadow-opacity="50%"/>
    </style:style>
    <style:style style:name="gr35" style:family="graphic" style:parent-style-name="standard" style:list-style-name="L1">
      <style:graphic-properties draw:fill="solid" draw:fill-color="#81d41a" draw:textarea-horizontal-align="justify" draw:textarea-vertical-align="middle" draw:auto-grow-height="false" fo:min-height="0.724cm" fo:min-width="0.98cm"/>
      <style:paragraph-properties style:writing-mode="lr-tb"/>
    </style:style>
    <style:style style:name="gr36" style:family="graphic" style:parent-style-name="standard" style:list-style-name="L1">
      <style:graphic-properties draw:fill="solid" draw:fill-color="#81d41a" draw:textarea-horizontal-align="justify" draw:textarea-vertical-align="middle" draw:auto-grow-height="false" fo:min-height="0.724cm" fo:min-width="0.98cm"/>
      <style:paragraph-properties style:writing-mode="lr-tb"/>
    </style:style>
    <style:style style:name="gr37" style:family="graphic" style:parent-style-name="standard" style:list-style-name="L1">
      <style:graphic-properties draw:fill="solid" draw:fill-color="#81d41a" draw:textarea-horizontal-align="justify" draw:textarea-vertical-align="middle" draw:auto-grow-height="false" fo:min-height="0.724cm" fo:min-width="0.98cm"/>
      <style:paragraph-properties style:writing-mode="lr-tb"/>
    </style:style>
    <style:style style:name="gr38" style:family="graphic" style:parent-style-name="standard">
      <style:graphic-properties draw:fill="solid" draw:fill-color="#99ccff" draw:opacity="50%" draw:textarea-horizontal-align="justify" draw:textarea-vertical-align="middle" draw:auto-grow-height="false" fo:min-height="0.769cm" fo:min-width="0.862cm" draw:shadow-opacity="50%"/>
      <style:paragraph-properties style:writing-mode="lr-tb"/>
    </style:style>
    <style:style style:name="gr39" style:family="graphic" style:parent-style-name="standard" style:list-style-name="L1">
      <style:graphic-properties draw:fill="solid" draw:fill-color="#81d41a" draw:opacity="50%" draw:textarea-horizontal-align="justify" draw:textarea-vertical-align="middle" draw:auto-grow-height="false" fo:min-height="0.727cm" fo:min-width="0.862cm" draw:shadow-opacity="50%"/>
      <style:paragraph-properties style:writing-mode="lr-tb"/>
    </style:style>
    <style:style style:name="gr40" style:family="graphic" style:parent-style-name="objectwithoutfill">
      <style:graphic-properties svg:stroke-width="0.2cm" svg:stroke-color="#f10d0c" draw:marker-start-width="0.6cm" draw:marker-end="Arrow" draw:marker-end-width="0.6cm" draw:fill="none" draw:opacity="50%" draw:textarea-horizontal-align="center" draw:textarea-vertical-align="middle" fo:padding-top="0.225cm" fo:padding-bottom="0.225cm" fo:padding-left="0.35cm" fo:padding-right="0.35cm" draw:shadow-opacity="50%"/>
    </style:style>
    <style:style style:name="gr41" style:family="graphic" style:parent-style-name="objectwithoutfill">
      <style:graphic-properties svg:stroke-width="0.2cm" svg:stroke-color="#069a2e" draw:marker-start-width="0.6cm" draw:marker-end="Arrow" draw:marker-end-width="0.6cm" draw:fill="none" draw:opacity="50%" draw:textarea-horizontal-align="center" draw:textarea-vertical-align="middle" fo:padding-top="0.225cm" fo:padding-bottom="0.225cm" fo:padding-left="0.35cm" fo:padding-right="0.35cm" draw:shadow-opacity="50%"/>
    </style:style>
    <style:style style:name="gr42" style:family="graphic" style:parent-style-name="standard" style:list-style-name="L1">
      <style:graphic-properties draw:stroke="none" svg:stroke-color="#000000" draw:fill="none" draw:fill-color="#ffffff" draw:auto-grow-height="true" draw:auto-grow-width="false" fo:max-height="0cm" fo:min-height="11.118cm"/>
      <style:paragraph-properties style:writing-mode="lr-tb"/>
    </style:style>
    <style:style style:name="gr43" style:family="graphic" style:parent-style-name="Standard_5f_1_5f_1">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44" style:family="graphic" style:parent-style-name="Standard_5f_1_5f_1">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45" style:family="graphic" style:parent-style-name="Standard_5f_1_5f_1">
      <style:graphic-properties draw:stroke="solid" svg:stroke-width="0.026cm" svg:stroke-color="#003399" draw:stroke-linejoin="miter" draw:fill="none" draw:fill-color="#99ccff" draw:textarea-horizontal-align="justify" draw:textarea-vertical-align="middle" draw:auto-grow-height="false" fo:min-height="13.922cm" fo:min-width="21.936cm" fo:padding-top="0.13cm" fo:padding-bottom="0.13cm" fo:padding-left="0.25cm" fo:padding-right="0.25cm" fo:wrap-option="wrap" draw:shadow="hidden" draw:shadow-color="#808080"/>
      <style:paragraph-properties style:writing-mode="lr-tb"/>
    </style:style>
    <style:style style:name="gr46" style:family="graphic" style:parent-style-name="Standard_5f_1_5f_1">
      <style:graphic-properties draw:textarea-horizontal-align="justify" draw:textarea-vertical-align="middle" draw:auto-grow-height="false" fo:min-height="4.418cm" fo:min-width="4.168cm"/>
    </style:style>
    <style:style style:name="gr47" style:family="graphic" style:parent-style-name="Standard_5f_1_5f_1">
      <style:graphic-properties draw:fill="solid" draw:fill-color="#fff200" draw:opacity="50%" draw:textarea-horizontal-align="justify" draw:textarea-vertical-align="middle" draw:auto-grow-height="false" fo:min-height="1.872cm" fo:min-width="1.48cm" draw:shadow-opacity="50%"/>
    </style:style>
    <style:style style:name="gr48" style:family="graphic" style:parent-style-name="Standard_5f_1_5f_1">
      <style:graphic-properties draw:fill="solid" draw:fill-color="#ff0000" draw:opacity="50%" draw:textarea-horizontal-align="justify" draw:textarea-vertical-align="middle" draw:auto-grow-height="false" fo:min-height="1.73cm" fo:min-width="1.48cm" draw:shadow-opacity="50%"/>
    </style:style>
    <style:style style:name="gr49" style:family="graphic" style:parent-style-name="Standard_5f_1_5f_1">
      <style:graphic-properties draw:textarea-horizontal-align="justify" draw:textarea-vertical-align="middle" draw:auto-grow-height="false" fo:min-height="4.984cm" fo:min-width="4.734cm"/>
    </style:style>
    <style:style style:name="gr50" style:family="graphic" style:parent-style-name="Standard_5f_1_5f_1">
      <style:graphic-properties draw:fill="solid" draw:fill-color="#fff200" draw:textarea-horizontal-align="justify" draw:textarea-vertical-align="middle" draw:auto-grow-height="false" fo:min-height="1.164cm" fo:min-width="0.914cm"/>
    </style:style>
    <style:style style:name="gr51" style:family="graphic" style:parent-style-name="Standard_5f_1_5f_1">
      <style:graphic-properties draw:fill="solid" draw:fill-color="#ff0000" draw:textarea-horizontal-align="justify" draw:textarea-vertical-align="middle" draw:auto-grow-height="false" fo:min-height="1.164cm" fo:min-width="0.914cm"/>
    </style:style>
    <style:style style:name="gr52" style:family="graphic" style:parent-style-name="objectwithoutfill">
      <style:graphic-properties draw:marker-end="Arrow" draw:marker-end-width="0.3cm" draw:fill="none" draw:textarea-horizontal-align="center" draw:textarea-vertical-align="middle"/>
    </style:style>
    <style:style style:name="gr53" style:family="graphic" style:parent-style-name="Standard_5f_1_5f_1">
      <style:graphic-properties draw:stroke="none" svg:stroke-color="#000000" draw:fill="none" draw:fill-color="#ffffff" draw:auto-grow-height="true" draw:auto-grow-width="false" fo:max-height="0cm" fo:min-height="1.02cm"/>
      <style:paragraph-properties style:writing-mode="lr-tb"/>
    </style:style>
    <style:style style:name="gr54" style:family="graphic" style:parent-style-name="Standard_5f_1_5f_1">
      <style:graphic-properties draw:textarea-horizontal-align="justify" draw:textarea-vertical-align="middle" draw:auto-grow-height="false" fo:min-height="0.65cm" fo:min-width="0.9cm"/>
    </style:style>
    <style:style style:name="gr55" style:family="graphic" style:parent-style-name="Standard_5f_1_5f_1">
      <style:graphic-properties draw:stroke="none" svg:stroke-color="#000000" draw:fill="none" draw:fill-color="#ffffff" draw:auto-grow-height="true" draw:auto-grow-width="false" fo:max-height="0cm" fo:min-height="0.848cm"/>
      <style:paragraph-properties style:writing-mode="lr-tb"/>
    </style:style>
    <style:style style:name="gr56" style:family="graphic" style:parent-style-name="Standard_5f_1_5f_1">
      <style:graphic-properties draw:textarea-horizontal-align="justify" draw:textarea-vertical-align="middle" draw:auto-grow-height="false" fo:min-height="0.35cm" fo:min-width="1.95cm"/>
    </style:style>
    <style:style style:name="gr57" style:family="graphic" style:parent-style-name="Standard_5f_1_5f_1">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60" style:family="graphic" style:parent-style-name="standard">
      <style:graphic-properties draw:textarea-horizontal-align="justify" draw:textarea-vertical-align="middle" draw:auto-grow-height="false" fo:min-height="0.35cm" fo:min-width="1.95cm"/>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graphic-properties draw:textarea-horizontal-align="justify" draw:textarea-vertical-align="middle" draw:auto-grow-height="false" fo:min-height="4.418cm" fo:min-width="4.168cm"/>
    </style:style>
    <style:style style:name="gr63" style:family="graphic" style:parent-style-name="standard">
      <style:graphic-properties draw:fill="solid" draw:fill-color="#fff200" draw:opacity="50%" draw:textarea-horizontal-align="justify" draw:textarea-vertical-align="middle" draw:auto-grow-height="false" fo:min-height="1.872cm" fo:min-width="1.48cm" draw:shadow-opacity="50%"/>
    </style:style>
    <style:style style:name="gr64" style:family="graphic" style:parent-style-name="standard">
      <style:graphic-properties draw:fill="solid" draw:fill-color="#ff0000" draw:opacity="50%" draw:textarea-horizontal-align="justify" draw:textarea-vertical-align="middle" draw:auto-grow-height="false" fo:min-height="1.73cm" fo:min-width="1.48cm" draw:shadow-opacity="50%"/>
    </style:style>
    <style:style style:name="gr65" style:family="graphic" style:parent-style-name="standard">
      <style:graphic-properties draw:textarea-horizontal-align="justify" draw:textarea-vertical-align="middle" draw:auto-grow-height="false" fo:min-height="4.984cm" fo:min-width="4.734cm"/>
    </style:style>
    <style:style style:name="gr66" style:family="graphic" style:parent-style-name="standard">
      <style:graphic-properties draw:fill="solid" draw:fill-color="#fff200" draw:textarea-horizontal-align="justify" draw:textarea-vertical-align="middle" draw:auto-grow-height="false" fo:min-height="1.164cm" fo:min-width="0.914cm"/>
    </style:style>
    <style:style style:name="gr67" style:family="graphic" style:parent-style-name="standard">
      <style:graphic-properties draw:fill="solid" draw:fill-color="#ff0000" draw:textarea-horizontal-align="justify" draw:textarea-vertical-align="middle" draw:auto-grow-height="false" fo:min-height="1.164cm" fo:min-width="0.914cm"/>
    </style:style>
    <style:style style:name="gr68" style:family="graphic" style:parent-style-name="standard">
      <style:graphic-properties draw:textarea-horizontal-align="justify" draw:textarea-vertical-align="middle" draw:auto-grow-height="false" fo:min-height="0.65cm" fo:min-width="0.9cm"/>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notes">
      <style:graphic-properties draw:fill-color="#ffffff" draw:auto-grow-height="true" fo:min-height="12.252cm"/>
      <style:paragraph-properties style:writing-mode="lr-tb"/>
    </style:style>
    <style:style style:name="pr3" style:family="presentation" style:parent-style-name="Standard-notes">
      <style:graphic-properties draw:stroke="solid" svg:stroke-width="0.026cm" svg:stroke-color="#000000" draw:stroke-linejoin="miter" draw:fill="solid" draw:fill-color="#ffffff" draw:auto-grow-height="true" fo:min-height="12.225cm" fo:padding-top="0.013cm" fo:padding-bottom="0.013cm" fo:padding-left="0.013cm" fo:padding-right="0.013cm" draw:shadow="hidden"/>
      <style:paragraph-properties style:writing-mode="lr-tb"/>
    </style:style>
    <style:style style:name="pr4" style:family="presentation" style:parent-style-name="Standard-outline1" style:list-style-name="L5">
      <style:graphic-properties draw:stroke="none" draw:fill="none" draw:fill-color="#00cc99" draw:textarea-horizontal-align="justify" draw:textarea-vertical-align="top" draw:auto-grow-height="true" draw:auto-grow-width="false" fo:min-height="4.44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5">
      <style:graphic-properties draw:stroke="none" draw:fill="none" draw:fill-color="#00cc99" draw:textarea-horizontal-align="justify" draw:textarea-vertical-align="top" draw:auto-grow-height="true" draw:auto-grow-width="false" fo:min-height="10.577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5">
      <style:graphic-properties draw:stroke="none" draw:fill="none" draw:fill-color="#00cc99" draw:textarea-horizontal-align="justify" draw:textarea-vertical-align="top" draw:auto-grow-height="true" draw:auto-grow-width="false" fo:min-height="14.865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5">
      <style:graphic-properties draw:stroke="none" draw:fill="none" draw:fill-color="#00cc99" draw:textarea-horizontal-align="justify" draw:textarea-vertical-align="top" draw:auto-grow-height="true" draw:auto-grow-width="false" fo:min-height="12.888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5">
      <style:graphic-properties draw:stroke="none" draw:fill="none" draw:fill-color="#00cc99" draw:textarea-horizontal-align="justify" draw:textarea-vertical-align="top" draw:auto-grow-height="true" draw:auto-grow-width="false" fo:min-height="10.577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5">
      <style:graphic-properties draw:stroke="none" draw:fill="none" draw:fill-color="#00cc99" draw:textarea-horizontal-align="justify" draw:textarea-vertical-align="top" draw:auto-grow-height="true" draw:auto-grow-width="false" fo:min-height="4.44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list-style-name="L5">
      <style:graphic-properties draw:stroke="none" draw:fill="none" draw:fill-color="#00cc99" draw:textarea-horizontal-align="justify" draw:textarea-vertical-align="top" draw:auto-grow-height="true" draw:auto-grow-width="false" fo:min-height="12.55cm" fo:min-width="0cm" fo:padding-top="0.13cm" fo:padding-bottom="0.13cm" fo:padding-left="0.25cm" fo:padding-right="0.25cm" fo:wrap-option="wrap" draw:shadow="hidden" draw:shadow-color="#808080"/>
      <style:paragraph-properties style:writing-mode="lr-tb"/>
    </style:style>
    <style:style style:name="pr11" style:family="presentation" style:parent-style-name="Standard-outline1" style:list-style-name="L5">
      <style:graphic-properties draw:stroke="none" draw:fill="none" draw:fill-color="#00cc99" draw:textarea-horizontal-align="justify" draw:textarea-vertical-align="top" draw:auto-grow-height="true" draw:auto-grow-width="false" fo:min-height="14.886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style>
    <style:style style:name="P2" style:family="paragraph">
      <loext:graphic-properties draw:fill="none" draw:fill-color="#00cc99"/>
      <style:paragraph-properties fo:margin-left="1.327cm" fo:margin-right="0cm" fo:margin-top="0.176cm" fo:margin-bottom="0cm" fo:line-height="100%" fo:text-indent="-1.327cm" style:writing-mode="lr-tb"/>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style>
    <style:style style:name="P5" style:family="paragraph">
      <style:paragraph-properties fo:margin-left="0cm" fo:margin-right="0cm" fo:margin-top="0cm" fo:margin-bottom="1cm" fo:text-align="center" fo:text-indent="0cm" style:writing-mode="lr-tb"/>
    </style:style>
    <style:style style:name="P6" style:family="paragraph">
      <style:paragraph-properties fo:margin-left="0cm" fo:margin-right="0cm" fo:margin-top="1.1cm" fo:margin-bottom="0cm" fo:text-align="center" fo:text-indent="0cm" style:writing-mode="lr-tb"/>
    </style:style>
    <style:style style:name="P7" style:family="paragraph">
      <style:paragraph-properties fo:margin-left="0cm" fo:margin-right="0cm" fo:margin-top="0.9cm" fo:margin-bottom="0cm" fo:text-align="center" fo:text-indent="0cm" style:writing-mode="lr-tb"/>
    </style:style>
    <style:style style:name="P8" style:family="paragraph">
      <style:paragraph-properties fo:margin-left="0cm" fo:margin-right="0cm" fo:line-height="160%" fo:text-align="center" fo:text-indent="0cm" style:writing-mode="lr-tb"/>
    </style:style>
    <style:style style:name="P9" style:family="paragraph">
      <loext:graphic-properties draw:fill="none" draw:fill-color="#99ccff"/>
      <style:paragraph-properties fo:margin-left="0cm" fo:margin-right="0cm" fo:text-align="center" fo:text-indent="0cm" style:writing-mode="lr-tb"/>
    </style:style>
    <style:style style:name="P10" style:family="paragraph">
      <loext:graphic-properties draw:fill="solid" draw:fill-color="#ffffff"/>
      <style:paragraph-properties fo:margin-left="0cm" fo:margin-right="0cm" fo:text-indent="0cm" style:writing-mode="lr-tb"/>
    </style:style>
    <style:style style:name="P11" style:family="paragraph">
      <style:paragraph-properties fo:margin-left="0cm" fo:margin-right="0cm" fo:text-indent="0cm" style:writing-mode="lr-tb"/>
      <style:text-properties fo:font-size="24pt" style:font-size-asian="24pt" style:font-size-complex="24pt"/>
    </style:style>
    <style:style style:name="P12"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3" style:family="paragraph">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4" style:family="paragraph">
      <style:paragraph-properties fo:margin-left="0cm" fo:margin-right="0cm" fo:margin-top="0cm" fo:margin-bottom="0.1cm" fo:line-height="100%" fo:text-align="start" fo:text-indent="0cm" style:writing-mode="lr-tb"/>
      <style:text-properties fo:font-size="20pt" style:font-size-asian="20pt" style:font-size-complex="20pt"/>
    </style:style>
    <style:style style:name="P15" style:family="paragraph">
      <style:paragraph-properties fo:margin-left="0cm" fo:margin-right="0cm" fo:margin-top="0.5cm" fo:margin-bottom="0.6cm" fo:line-height="100%" fo:text-align="start" fo:text-indent="0cm" style:writing-mode="lr-tb"/>
      <style:text-properties fo:font-size="20pt" style:font-size-asian="20pt" style:font-size-complex="20pt"/>
    </style:style>
    <style:style style:name="P16" style:family="paragraph">
      <loext:graphic-properties draw:fill="none" draw:fill-color="#00cc99"/>
      <style:paragraph-properties fo:margin-left="0cm" fo:margin-right="0cm" fo:margin-top="0cm" fo:margin-bottom="0.6cm" fo:line-height="100%" fo:text-align="start" fo:text-indent="0cm" style:writing-mode="lr-tb"/>
      <style:text-properties fo:font-size="20pt" style:font-size-asian="20pt" style:font-size-complex="20pt"/>
    </style:style>
    <style:style style:name="P17" style:family="paragraph">
      <style:paragraph-properties fo:text-align="center" style:writing-mode="lr-tb"/>
      <style:text-properties fo:font-size="20pt" style:font-size-asian="20pt" style:font-size-complex="20pt"/>
    </style:style>
    <style:style style:name="P18"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solid" draw:fill-color="#81d41a"/>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style:style>
    <style:style style:name="P21" style:family="paragraph">
      <loext:graphic-properties draw:fill="none" draw:fill-color="#ffffff"/>
      <style:paragraph-properties style:writing-mode="lr-tb"/>
      <style:text-properties fo:font-size="20pt" style:font-size-asian="20pt" style:font-size-complex="20pt"/>
    </style:style>
    <style:style style:name="P22" style:family="paragraph">
      <loext:graphic-properties draw:fill-color="#ffffff"/>
      <style:paragraph-properties style:writing-mode="lr-tb"/>
      <style:text-properties fo:font-size="12pt"/>
    </style:style>
    <style:style style:name="P23" style:family="paragraph">
      <loext:graphic-properties draw:fill="solid" draw:fill-color="#99ccff"/>
      <style:paragraph-properties fo:text-align="center" style:writing-mode="lr-tb"/>
      <style:text-properties fo:font-size="20pt" style:font-size-asian="20pt" style:font-size-complex="20pt"/>
    </style:style>
    <style:style style:name="P24" style:family="paragraph">
      <style:paragraph-properties fo:margin-left="0cm" fo:margin-right="0cm" fo:margin-top="0cm" fo:margin-bottom="0.8cm" fo:line-height="100%" fo:text-align="start" fo:text-indent="0cm" style:writing-mode="lr-tb"/>
      <style:text-properties fo:font-size="20pt" style:font-size-asian="20pt" style:font-size-complex="20pt"/>
    </style:style>
    <style:style style:name="P25" style:family="paragraph">
      <style:paragraph-properties fo:margin-left="0cm" fo:margin-right="0cm" fo:margin-top="0cm" fo:margin-bottom="0.3cm" fo:line-height="100%" fo:text-align="start" fo:text-indent="0cm" style:writing-mode="lr-tb"/>
      <style:text-properties fo:font-size="20pt" style:font-size-asian="20pt" style:font-size-complex="20pt"/>
    </style:style>
    <style:style style:name="P26"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27" style:family="paragraph">
      <style:paragraph-properties fo:text-align="center"/>
    </style:style>
    <style:style style:name="P28" style:family="paragraph">
      <style:paragraph-properties fo:margin-top="0cm" fo:margin-bottom="0.3cm"/>
    </style:style>
    <style:style style:name="P29" style:family="paragraph">
      <loext:graphic-properties draw:fill="none" draw:fill-color="#ffffff"/>
      <style:paragraph-properties fo:margin-top="0cm" fo:margin-bottom="0.3cm" style:writing-mode="lr-tb"/>
      <style:text-properties fo:font-size="20pt" style:font-size-asian="20pt" style:font-size-complex="20pt"/>
    </style:style>
    <style:style style:name="P30" style:family="paragraph">
      <loext:graphic-properties draw:fill="none" draw:fill-color="#ffffff"/>
      <style:paragraph-properties fo:margin-top="0cm" fo:margin-bottom="0.3cm" style:writing-mode="lr-tb"/>
      <style:text-properties fo:font-size="18pt" style:font-size-asian="18pt" style:font-size-complex="18pt"/>
    </style:style>
    <style:style style:name="P31" style:family="paragraph">
      <style:paragraph-properties fo:margin-left="0cm" fo:margin-right="0cm" fo:margin-top="0cm" fo:margin-bottom="0.3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solid" draw:fill-color="#069a2e" draw:opacity="50%"/>
      <style:paragraph-properties fo:text-align="center"/>
    </style:style>
    <style:style style:name="P33" style:family="paragraph">
      <loext:graphic-properties draw:fill="solid" draw:fill-color="#f10d0c" draw:opacity="50%"/>
      <style:paragraph-properties fo:text-align="center"/>
    </style:style>
    <style:style style:name="P34" style:family="paragraph">
      <loext:graphic-properties draw:fill="solid" draw:fill-color="#99ccff" draw:opacity="50%"/>
      <style:paragraph-properties fo:text-align="center" style:writing-mode="lr-tb"/>
      <style:text-properties fo:font-size="20pt" style:font-size-asian="20pt" style:font-size-complex="20pt"/>
    </style:style>
    <style:style style:name="P35" style:family="paragraph">
      <loext:graphic-properties draw:fill="solid" draw:fill-color="#81d41a" draw:opacity="50%"/>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opacity="50%"/>
    </style:style>
    <style:style style:name="P37" style:family="paragraph">
      <style:paragraph-properties fo:margin-left="0cm" fo:margin-right="0cm" fo:margin-top="0cm" fo:margin-bottom="0.3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loext:hyphenation-no-caps="false"/>
    </style:style>
    <style:style style:name="P38" style:family="paragraph">
      <loext:graphic-properties draw:fill="none" draw:fill-color="#ffffff"/>
      <style:paragraph-properties fo:margin-left="0cm" fo:margin-right="0cm" fo:margin-top="0cm" fo:margin-bottom="0.3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39" style:family="paragraph">
      <style:paragraph-properties fo:margin-left="1.327cm" fo:margin-right="0cm" fo:margin-top="0.176cm" fo:margin-bottom="0cm" fo:line-height="100%" fo:text-indent="-1.327cm" style:writing-mode="lr-tb"/>
      <style:text-properties fo:font-size="24pt"/>
    </style:style>
    <style:style style:name="P40"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41" style:family="paragraph">
      <style:paragraph-properties fo:margin-left="0cm" fo:margin-right="0cm" fo:margin-top="0cm" fo:margin-bottom="0.4cm" fo:line-height="115%"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2" style:family="paragraph">
      <loext:graphic-properties draw:fill="none" draw:fill-color="#99ccff"/>
      <style:paragraph-properties fo:margin-left="0cm" fo:margin-right="0cm" fo:margin-top="0cm" fo:margin-bottom="0.4cm" fo:line-height="115%"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3" style:family="paragraph">
      <loext:graphic-properties draw:fill="solid" draw:fill-color="#ffffff"/>
      <style:paragraph-properties fo:margin-left="0cm" fo:margin-right="0cm" fo:text-indent="0cm" style:writing-mode="lr-tb"/>
      <style:text-properties fo:font-size="12pt"/>
    </style:style>
    <style:style style:name="P44" style:family="paragraph">
      <style:paragraph-properties fo:margin-left="0cm" fo:margin-right="0cm" fo:margin-top="0cm" fo:margin-bottom="0.5cm" fo:text-align="start" fo:text-indent="0cm"/>
    </style:style>
    <style:style style:name="P45" style:family="paragraph">
      <loext:graphic-properties draw:fill="none" draw:fill-color="#00cc99"/>
      <style:paragraph-properties fo:margin-left="0cm" fo:margin-right="0cm" fo:margin-top="0cm" fo:margin-bottom="0.5cm" fo:text-align="start" fo:text-indent="0cm" style:writing-mode="lr-tb"/>
      <style:text-properties fo:font-size="20pt" fo:font-weight="normal" style:font-size-asian="20pt" style:font-weight-asian="normal" style:font-size-complex="20pt" style:font-weight-complex="normal"/>
    </style:style>
    <style:style style:name="P46" style:family="paragraph">
      <loext:graphic-properties draw:fill="solid" draw:fill-color="#fff200" draw:opacity="50%"/>
      <style:paragraph-properties fo:text-align="center"/>
    </style:style>
    <style:style style:name="P47" style:family="paragraph">
      <loext:graphic-properties draw:fill="solid" draw:fill-color="#ff0000" draw:opacity="50%"/>
      <style:paragraph-properties fo:text-align="center"/>
    </style:style>
    <style:style style:name="P48" style:family="paragraph">
      <loext:graphic-properties draw:fill="solid" draw:fill-color="#fff200"/>
      <style:paragraph-properties fo:text-align="center"/>
    </style:style>
    <style:style style:name="P49" style:family="paragraph">
      <loext:graphic-properties draw:fill="solid" draw:fill-color="#ff0000"/>
      <style:paragraph-properties fo:text-align="center"/>
    </style:style>
    <style:style style:name="P50" style:family="paragraph">
      <style:paragraph-properties fo:margin-left="0cm" fo:margin-right="0cm" fo:margin-top="0cm" fo:margin-bottom="0.5cm" fo:text-align="center" fo:text-indent="0cm"/>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color="#000000" fo:font-size="24pt" fo:font-weight="bold" style:font-size-asian="24pt" style:font-weight-asian="bold" style:font-size-complex="24pt" style:font-weight-complex="bold"/>
    </style:style>
    <style:style style:name="T8" style:family="text">
      <style:text-properties fo:font-size="24pt" fo:language="de" fo:country="DE" fo:font-style="normal" fo:font-weight="bold" style:font-name-asian="Ubuntu1" style:font-size-asian="24pt" style:font-style-asian="normal" style:font-weight-asian="bold" style:font-name-complex="Ubuntu1" style:font-size-complex="24pt" style:font-style-complex="normal" style:font-weight-complex="bold"/>
    </style:style>
    <style:style style:name="T9" style:family="text">
      <style:text-properties fo:font-size="20pt" fo:language="de" fo:country="DE" fo:font-style="normal" fo:font-weight="normal" style:font-name-asian="Ubuntu1" style:font-size-asian="20pt" style:font-style-asian="normal" style:font-weight-asian="normal" style:font-name-complex="Ubuntu1" style:font-size-complex="20pt" style:font-style-complex="normal" style:font-weight-complex="normal"/>
    </style:style>
    <style:style style:name="T10" style:family="text">
      <style:text-properties fo:font-size="20pt" fo:language="de" fo:country="DE" fo:font-style="italic" fo:font-weight="normal" style:font-name-asian="Ubuntu1" style:font-size-asian="20pt" style:font-style-asian="italic" style:font-weight-asian="normal" style:font-name-complex="Ubuntu1" style:font-size-complex="20pt" style:font-style-complex="italic" style:font-weight-complex="normal"/>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color="#000000" style:text-outline="false" style:text-line-through-style="none" style:text-line-through-type="none" style:text-position="0% 100%" style:font-name="Verdana3" fo:font-size="48pt" fo:language="de" fo:country="DE" fo:font-style="normal" fo:text-shadow="none" style:text-underline-style="none" fo:font-weight="bold" style:font-name-asian="Times New Roman1" style:font-size-asian="48pt" style:font-style-asian="normal" style:font-weight-asian="bold" style:font-name-complex="Times New Roman" style:font-size-complex="48pt" style:font-style-complex="normal" style:font-weight-complex="bold" style:text-emphasize="none" style:font-relief="none"/>
    </style:style>
    <style:style style:name="T14"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5" style:family="text">
      <style:text-properties style:text-position="-33% 58%" fo:font-size="20pt" style:font-size-asian="20pt" style:font-size-complex="20pt"/>
    </style:style>
    <style:style style:name="T16" style:family="text">
      <style:text-properties fo:font-size="20pt" fo:font-style="normal" fo:font-weight="bold" style:font-size-asian="20pt" style:font-style-asian="normal" style:font-weight-asian="bold" style:font-size-complex="20pt" style:font-style-complex="normal" style:font-weight-complex="bold"/>
    </style:style>
    <style:style style:name="T17" style:family="text">
      <style:text-properties style:text-position="-33% 58%" fo:font-size="20pt" fo:font-style="normal" fo:font-weight="normal" style:font-size-asian="20pt" style:font-style-asian="normal" style:font-weight-asian="normal" style:font-size-complex="20pt" style:font-style-complex="normal" style:font-weight-complex="normal"/>
    </style:style>
    <style:style style:name="T18" style:family="text">
      <style:text-properties fo:color="#000000" style:text-outline="false" style:text-line-through-style="none" style:text-line-through-type="none" style:text-position="0% 100%" style:font-name="Verdana2" fo:font-size="20pt" fo:font-style="normal" fo:text-shadow="none" style:text-underline-style="none" fo:font-weight="normal" style:font-name-asian="Arial Unicode MS1" style:font-size-asian="20pt" style:font-style-asian="normal" style:font-weight-asian="normal" style:font-name-complex="Tahoma1" style:font-size-complex="20pt" style:font-style-complex="normal" style:font-weight-complex="normal" style:text-emphasize="none" style:font-relief="none"/>
    </style:style>
    <style:style style:name="T19" style:family="text">
      <style:text-properties fo:color="#000000" style:text-outline="false" style:text-line-through-style="none" style:text-line-through-type="none" style:text-position="0% 100%" style:font-name="Verdana2" fo:font-size="20pt" fo:font-style="normal" fo:text-shadow="none" style:text-underline-style="none" fo:font-weight="bold" style:font-name-asian="Arial Unicode MS1" style:font-size-asian="20pt" style:font-style-asian="normal" style:font-weight-asian="bold" style:font-name-complex="Tahoma1" style:font-size-complex="20pt" style:font-style-complex="normal" style:font-weight-complex="bold" style:text-emphasize="none" style:font-relief="none"/>
    </style:style>
    <style:style style:name="T20"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1" style:family="text">
      <style:text-properties style:text-position="-33% 58%" fo:font-size="20pt" fo:font-style="italic" fo:font-weight="normal" style:font-size-asian="20pt" style:font-style-asian="italic" style:font-weight-asian="normal" style:font-size-complex="20pt" style:font-style-complex="italic" style:font-weight-complex="normal"/>
    </style:style>
    <style:style style:name="T22" style:family="text">
      <style:text-properties fo:color="#000000" style:text-outline="false" style:text-line-through-style="none" style:text-line-through-type="none" style:text-position="-33% 58%" style:font-name="Verdana2" fo:font-size="20pt" fo:font-style="normal" fo:text-shadow="none" style:text-underline-style="none" fo:font-weight="normal" style:font-name-asian="Arial Unicode MS1" style:font-size-asian="20pt" style:font-style-asian="normal" style:font-weight-asian="normal" style:font-name-complex="Tahoma1" style:font-size-complex="20pt" style:font-style-complex="normal" style:font-weight-complex="normal" style:text-emphasize="none" style:font-relief="none"/>
    </style:style>
    <style:style style:name="T23" style:family="text">
      <style:text-properties fo:color="#000000" style:text-outline="false" style:text-line-through-style="none" style:text-line-through-type="none" style:text-position="0% 100%" style:font-name="Verdana4" fo:font-size="20pt" fo:font-style="normal" fo:text-shadow="none" style:text-underline-style="none" fo:font-weight="normal" style:font-name-asian="Verdana4" style:font-size-asian="20pt" style:font-style-asian="normal" style:font-weight-asian="normal" style:font-name-complex="Verdana4" style:font-size-complex="20pt" style:font-style-complex="normal" style:font-weight-complex="normal" style:text-emphasize="none" style:font-relief="none"/>
    </style:style>
    <style:style style:name="T24" style:family="text">
      <style:text-properties fo:color="#000000" style:text-outline="false" style:text-line-through-style="none" style:text-line-through-typ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25" style:family="text">
      <style:text-properties fo:color="#000000" style:text-outline="false" style:text-line-through-style="none" style:text-line-through-type="none" style:text-position="-33% 58%" style:font-name="Verdana4" fo:font-size="20pt" fo:font-style="normal" fo:text-shadow="none" style:text-underline-style="none" fo:font-weight="normal" style:font-name-asian="Verdana4" style:font-size-asian="20pt" style:font-style-asian="normal" style:font-weight-asian="normal" style:font-name-complex="Verdana4" style:font-size-complex="20pt" style:font-style-complex="normal" style:font-weight-complex="normal" style:text-emphasize="none" style:font-relief="none"/>
    </style:style>
    <style:style style:name="T26" style:family="text">
      <style:text-properties fo:color="#000000" style:text-outline="false" style:text-line-through-style="none" style:text-line-through-type="none" style:text-position="0% 100%" style:font-name="Symbola" fo:font-size="20pt" fo:font-style="normal" fo:text-shadow="none" style:text-underline-style="none" fo:font-weight="normal" style:font-name-asian="Symbola" style:font-size-asian="20pt" style:font-style-asian="normal" style:font-weight-asian="normal" style:font-name-complex="Symbola" style:font-size-complex="20pt" style:font-style-complex="normal" style:font-weight-complex="normal" style:text-emphasize="none" style:font-relief="none"/>
    </style:style>
    <style:style style:name="T27" style:family="text">
      <style:text-properties fo:color="#000000" style:text-outline="false" style:text-line-through-style="none" style:text-line-through-type="none" style:text-position="0% 100%" style:font-name="Verdana2" fo:font-size="20pt" fo:font-style="normal" fo:text-shadow="none" style:text-underline-style="none" fo:font-weight="normal" style:font-name-asian="Symbola" style:font-size-asian="20pt" style:font-style-asian="normal" style:font-weight-asian="normal" style:font-name-complex="Symbola" style:font-size-complex="20pt" style:font-style-complex="normal" style:font-weight-complex="normal" style:text-emphasize="none" style:font-relief="none"/>
    </style:style>
    <style:style style:name="T28" style:family="text">
      <style:text-properties fo:color="#000000" style:text-outline="false" style:text-line-through-style="none" style:text-line-through-type="none" style:text-position="-33% 58%" style:font-name="Verdana2" fo:font-size="20pt" fo:font-style="normal" fo:text-shadow="none" style:text-underline-style="none" fo:font-weight="normal" style:font-name-asian="Symbola" style:font-size-asian="20pt" style:font-style-asian="normal" style:font-weight-asian="normal" style:font-name-complex="Symbola" style:font-size-complex="20pt" style:font-style-complex="normal" style:font-weight-complex="normal" style:text-emphasize="none" style:font-relief="none"/>
    </style:style>
    <style:style style:name="T29" style:family="text">
      <style:text-properties fo:color="#000000" style:text-outline="false" style:text-line-through-style="none" style:text-line-through-type="none" style:text-position="0% 100%" style:font-name="Verdana4" fo:font-size="20pt" fo:font-style="normal" fo:text-shadow="none" style:text-underline-style="none" fo:font-weight="bold" style:font-name-asian="Verdana4" style:font-size-asian="20pt" style:font-style-asian="normal" style:font-weight-asian="bold" style:font-name-complex="Verdana4" style:font-size-complex="20pt" style:font-style-complex="normal" style:font-weight-complex="bold" style:text-emphasize="none" style:font-relief="none"/>
    </style:style>
    <style:style style:name="T30" style:family="text">
      <style:text-properties fo:color="#000000" style:text-outline="false" style:text-line-through-style="none" style:text-line-through-type="none" style:text-position="0% 100%" style:font-name="Verdana4" fo:font-size="20pt" fo:font-style="normal" fo:text-shadow="none" style:text-underline-style="none" fo:font-weight="normal" style:font-name-asian="Symbola" style:font-size-asian="20pt" style:font-style-asian="normal" style:font-weight-asian="normal" style:font-name-complex="Symbola" style:font-size-complex="20pt" style:font-style-complex="normal" style:font-weight-complex="normal" style:text-emphasize="none" style:font-relief="none"/>
    </style:style>
    <style:style style:name="T31" style:family="text">
      <style:text-properties fo:color="#000000" style:text-outline="false" style:text-line-through-style="none" style:text-line-through-type="none" style:text-position="-33% 58%" style:font-name="Verdana4" fo:font-size="20pt" fo:font-style="normal" fo:text-shadow="none" style:text-underline-style="none" fo:font-weight="normal" style:font-name-asian="Symbola" style:font-size-asian="20pt" style:font-style-asian="normal" style:font-weight-asian="normal" style:font-name-complex="Symbola" style:font-size-complex="20pt" style:font-style-complex="normal" style:font-weight-complex="normal" style:text-emphasize="none" style:font-relief="none"/>
    </style:style>
    <style:style style:name="T32" style:family="text">
      <style:text-properties style:text-position="0% 100%" fo:font-size="20pt" style:font-size-asian="20pt" style:font-size-complex="20pt"/>
    </style:style>
    <style:style style:name="T33" style:family="text">
      <style:text-properties style:font-name="Symbola" fo:font-size="20pt" fo:font-style="normal" fo:font-weight="normal" style:font-name-asian="Symbola" style:font-size-asian="20pt" style:font-style-asian="normal" style:font-weight-asian="normal" style:font-name-complex="Symbola" style:font-size-complex="20pt" style:font-style-complex="normal" style:font-weight-complex="normal"/>
    </style:style>
    <style:style style:name="T34" style:family="text">
      <style:text-properties style:font-name="Verdana2" fo:font-size="20pt" fo:font-style="normal" fo:font-weight="normal" style:font-name-asian="Symbola" style:font-size-asian="20pt" style:font-style-asian="normal" style:font-weight-asian="normal" style:font-name-complex="Symbola" style:font-size-complex="20pt" style:font-style-complex="normal" style:font-weight-complex="normal"/>
    </style:style>
    <style:style style:name="T35" style:family="text">
      <style:text-properties style:text-position="-33% 58%" style:font-name="Verdana2" fo:font-size="20pt" fo:font-style="normal" fo:font-weight="normal" style:font-name-asian="Symbola" style:font-size-asian="20pt" style:font-style-asian="normal" style:font-weight-asian="normal" style:font-name-complex="Symbola" style:font-size-complex="20pt" style:font-style-complex="normal" style:font-weight-complex="normal"/>
    </style:style>
    <style:style style:name="T36" style:family="text">
      <style:text-properties fo:color="#000000" style:text-outline="false" style:text-line-through-style="none" style:text-line-through-type="none" style:text-position="0% 100%" style:font-name="Verdana4" fo:font-size="20pt" fo:font-style="normal" fo:text-shadow="none" style:text-underline-style="none" fo:font-weight="bold" style:font-name-asian="Symbola" style:font-size-asian="20pt" style:font-style-asian="normal" style:font-weight-asian="bold" style:font-name-complex="Symbola" style:font-size-complex="20pt" style:font-style-complex="normal" style:font-weight-complex="bold" style:text-emphasize="none" style:font-relief="none"/>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number text:level="1" style:num-prefix="(" style:num-suffix=")" style:num-format="1">
        <style:list-level-properties/>
        <style:text-properties fo:color="#000000" fo:font-size="100%"/>
      </text:list-level-style-number>
      <text:list-level-style-number text:level="2" style:num-prefix="(" style:num-suffix=")" style:num-format="1">
        <style:list-level-properties text:space-before="1.27cm"/>
        <style:text-properties fo:color="#000000" fo:font-size="100%"/>
      </text:list-level-style-number>
      <text:list-level-style-number text:level="3" style:num-prefix="(" style:num-suffix=")" style:num-format="1">
        <style:list-level-properties text:space-before="2.54cm"/>
        <style:text-properties fo:color="#000000" fo:font-size="100%"/>
      </text:list-level-style-number>
      <text:list-level-style-number text:level="4" style:num-prefix="(" style:num-suffix=")" style:num-format="1">
        <style:list-level-properties text:space-before="3.81cm"/>
        <style:text-properties fo:color="#000000" fo:font-size="100%"/>
      </text:list-level-style-number>
      <text:list-level-style-number text:level="5" style:num-prefix="(" style:num-suffix=")" style:num-format="1">
        <style:list-level-properties text:space-before="5.08cm"/>
        <style:text-properties fo:color="#000000" fo:font-size="100%"/>
      </text:list-level-style-number>
      <text:list-level-style-number text:level="6" style:num-prefix="(" style:num-suffix=")" style:num-format="1">
        <style:list-level-properties text:space-before="5.08cm"/>
        <style:text-properties fo:color="#000000" fo:font-size="100%"/>
      </text:list-level-style-number>
      <text:list-level-style-number text:level="7" style:num-prefix="(" style:num-suffix=")" style:num-format="1">
        <style:list-level-properties text:space-before="5.08cm"/>
        <style:text-properties fo:color="#000000" fo:font-size="100%"/>
      </text:list-level-style-number>
      <text:list-level-style-number text:level="8" style:num-prefix="(" style:num-suffix=")" style:num-format="1">
        <style:list-level-properties text:space-before="5.08cm"/>
        <style:text-properties fo:color="#000000" fo:font-size="100%"/>
      </text:list-level-style-number>
      <text:list-level-style-number text:level="9" style:num-prefix="(" style:num-suffix=")" style:num-format="1">
        <style:list-level-properties text:space-before="5.08cm"/>
        <style:text-properties fo:color="#000000" fo:font-size="100%"/>
      </text:list-level-style-number>
      <text:list-level-style-number text:level="10" style:num-prefix="(" style:num-suffix=")" style:num-format="1">
        <style:list-level-properties text:space-before="5.08cm"/>
        <style:text-properties fo:color="#000000" fo:font-size="100%"/>
      </text:list-level-style-number>
    </text:list-style>
    <text:list-style style:name="L3">
      <text:list-level-style-bullet text:level="1" text:bullet-char="•">
        <style:list-level-properties text:min-label-width="0.8cm"/>
        <style:text-properties style:font-name="Verdana2" fo:color="#000000" fo:font-size="100%"/>
      </text:list-level-style-bullet>
      <text:list-level-style-bullet text:level="2" text:bullet-char="•">
        <style:list-level-properties text:space-before="-0.2cm" text:min-label-width="0.05cm"/>
        <style:text-properties style:font-name="Verdana2" fo:color="#000000" fo:font-size="100%"/>
      </text:list-level-style-bullet>
      <text:list-level-style-bullet text:level="3" text:bullet-char="•">
        <style:list-level-properties text:space-before="-0.3cm" text:min-label-width="0.05cm"/>
        <style:text-properties style:font-name="Verdana2" fo:color="#000000" fo:font-size="100%"/>
      </text:list-level-style-bullet>
      <text:list-level-style-bullet text:level="4" text:bullet-char="•">
        <style:list-level-properties text:space-before="-0.4cm" text:min-label-width="0.05cm"/>
        <style:text-properties style:font-name="Verdana2" fo:color="#000000" fo:font-size="100%"/>
      </text:list-level-style-bullet>
      <text:list-level-style-bullet text:level="5" text:bullet-char="•">
        <style:list-level-properties text:space-before="-0.5cm" text:min-label-width="0.05cm"/>
        <style:text-properties style:font-name="Verdana2" fo:color="#000000" fo:font-size="100%"/>
      </text:list-level-style-bullet>
      <text:list-level-style-bullet text:level="6" text:bullet-char="•">
        <style:list-level-properties text:space-before="-0.6cm" text:min-label-width="0.05cm"/>
        <style:text-properties style:font-name="Verdana2" fo:color="#000000" fo:font-size="100%"/>
      </text:list-level-style-bullet>
      <text:list-level-style-bullet text:level="7" text:bullet-char="•">
        <style:list-level-properties text:space-before="-0.7cm" text:min-label-width="0.05cm"/>
        <style:text-properties style:font-name="Verdana2" fo:color="#000000" fo:font-size="100%"/>
      </text:list-level-style-bullet>
      <text:list-level-style-bullet text:level="8" text:bullet-char="•">
        <style:list-level-properties text:space-before="-0.8cm" text:min-label-width="0.05cm"/>
        <style:text-properties style:font-name="Verdana2" fo:color="#000000" fo:font-size="100%"/>
      </text:list-level-style-bullet>
      <text:list-level-style-bullet text:level="9" text:bullet-char="•">
        <style:list-level-properties text:space-before="-0.9cm" text:min-label-width="0.05cm"/>
        <style:text-properties style:font-name="Verdana2" fo:color="#000000" fo:font-size="100%"/>
      </text:list-level-style-bullet>
      <text:list-level-style-bullet text:level="10" text:bullet-char="•">
        <style:list-level-properties text:space-before="-1cm" text:min-label-width="0.05cm"/>
        <style:text-properties style:font-name="Verdana2" fo:color="#000000" fo:font-size="100%"/>
      </text:list-level-style-bullet>
    </text:list-style>
    <text:list-style style:name="L4">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353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presentation:footer-decl presentation:name="ftr2">Immersive und submersive Systemtheorien</presentation:footer-decl>
      <presentation:date-time-decl presentation:name="dtd1" presentation:source="fixed">Hans-Gert Gräbe</presentation:date-time-decl>
      <draw:page draw:name="page1" draw:style-name="dp1" draw:master-page-name="Standard" presentation:presentation-page-layout-name="AL1T0" presentation:use-footer-name="ftr1" presentation:use-date-time-name="dtd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text:span><text:span text:style-name="T3">rung </text:span><text:span text:style-name="T3">nachhalt</text:span><text:span text:style-name="T3">iger </text:span><text:span text:style-name="T3">Systeme </text:span><text:span text:style-name="T3">und </text:span><text:span text:style-name="T3">Semanti</text:span><text:span text:style-name="T3">c Web</text:span></text:p>
          <text:p text:style-name="P4"><text:span text:style-name="T4">Systeme </text:span><text:span text:style-name="T4">und </text:span><text:span text:style-name="T4">Entwickl</text:span><text:span text:style-name="T4">ung</text:span></text:p>
          <text:p text:style-name="P6"><text:span text:style-name="T5">Vorlesung im </text:span><text:span text:style-name="T5">Modul 10-</text:span><text:span text:style-name="T5">202-2330 im </text:span><text:span text:style-name="T5">Master </text:span><text:span text:style-name="T5"><text:line-break/></text:span><text:span text:style-name="T5">und Lehramt </text:span><text:span text:style-name="T5">Informatik </text:span><text:span text:style-name="T5">sowie </text:span><text:span text:style-name="T5"><text:line-break/></text:span><text:span text:style-name="T5">im Modul 10-</text:span><text:span text:style-name="T5">202-2309 im </text:span><text:span text:style-name="T5">Master </text:span><text:span text:style-name="T5">Informatik</text:span></text:p>
          <text:p text:style-name="P7"><text:span text:style-name="T6">Prof. Dr. Hans-</text:span><text:span text:style-name="T6">Gert Gräbe</text:span></text:p>
          <text:p text:style-name="P8"><text:span text:style-name="T6">http://</text:span><text:span text:style-name="T6">informatik.uni-</text:span><text:span text:style-name="T6">leipzig.de/</text:span><text:span text:style-name="T6">~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custom-shape draw:style-name="gr4" draw:text-style-name="P12" draw:layer="layout" svg:width="13.655cm" svg:height="1.277cm" svg:x="1.063cm" svg:y="0.088cm">
          <text:p text:style-name="P11"><text:span text:style-name="T7">M</text:span><text:span text:style-name="T7">o</text:span><text:span text:style-name="T7">d</text:span><text:span text:style-name="T7">el</text:span><text:span text:style-name="T7">li</text:span><text:span text:style-name="T7">er</text:span><text:span text:style-name="T7">u</text:span><text:span text:style-name="T7">n</text:span><text:span text:style-name="T7">g </text:span><text:span text:style-name="T7">v</text:span><text:span text:style-name="T7">o</text:span><text:span text:style-name="T7">n </text:span><text:span text:style-name="T7">S</text:span><text:span text:style-name="T7">ys</text:span><text:span text:style-name="T7">te</text:span><text:span text:style-name="T7">m</text:span><text:span text:style-name="T7">e</text:span><text:span text:style-name="T7">n</text:span></text:p>
          <draw:enhanced-geometry svg:viewBox="0 0 21600 21600" draw:type="mso-spt202" draw:enhanced-path="M 0 0 L 21600 0 21600 21600 0 21600 0 0 Z N"/>
        </draw:custom-shape>
        <draw:custom-shape draw:style-name="gr5" draw:text-style-name="P16" draw:layer="layout" svg:width="23.2cm" svg:height="9.453cm" svg:x="1.2cm" svg:y="2.6cm">
          <text:p text:style-name="P13"><text:span text:style-name="T8">M</text:span><text:span text:style-name="T8">o</text:span><text:span text:style-name="T8">d</text:span><text:span text:style-name="T8">el</text:span><text:span text:style-name="T8">li</text:span><text:span text:style-name="T8">er</text:span><text:span text:style-name="T8">u</text:span><text:span text:style-name="T8">n</text:span><text:span text:style-name="T8">g </text:span><text:span text:style-name="T8">v</text:span><text:span text:style-name="T8">o</text:span><text:span text:style-name="T8">n </text:span><text:span text:style-name="T8">S</text:span><text:span text:style-name="T8">ys</text:span><text:span text:style-name="T8">te</text:span><text:span text:style-name="T8">m</text:span><text:span text:style-name="T8">e</text:span><text:span text:style-name="T8">n</text:span></text:p>
          <text:p text:style-name="P14"><text:span text:style-name="T9">Zw</text:span><text:span text:style-name="T9">ei </text:span><text:span text:style-name="T9">Fr</text:span><text:span text:style-name="T9">ag</text:span><text:span text:style-name="T9">est</text:span><text:span text:style-name="T9">ell</text:span><text:span text:style-name="T9">un</text:span><text:span text:style-name="T9">ge</text:span><text:span text:style-name="T9">n:</text:span></text:p>
          <text:list text:style-name="L2">
            <text:list-item>
              <text:p text:style-name="P14"><text:span text:style-name="T9"><text:s/></text:span><text:span text:style-name="T9">Ne</text:span><text:span text:style-name="T9">ue</text:span><text:span text:style-name="T9">s </text:span><text:span text:style-name="T9">Sy</text:span><text:span text:style-name="T9">ste</text:span><text:span text:style-name="T9">m </text:span><text:span text:style-name="T9">ba</text:span><text:span text:style-name="T9">ue</text:span><text:span text:style-name="T9">n</text:span></text:p>
            </text:list-item>
            <text:list-item>
              <text:p text:style-name="P14"><text:span text:style-name="T9"><text:s/></text:span><text:span text:style-name="T9">Be</text:span><text:span text:style-name="T9">ste</text:span><text:span text:style-name="T9">he</text:span><text:span text:style-name="T9">nd</text:span><text:span text:style-name="T9">es </text:span><text:span text:style-name="T9">Sy</text:span><text:span text:style-name="T9">ste</text:span><text:span text:style-name="T9">m </text:span><text:span text:style-name="T9">u</text:span><text:span text:style-name="T9">m</text:span><text:span text:style-name="T9">ba</text:span><text:span text:style-name="T9">ue</text:span><text:span text:style-name="T9">n</text:span></text:p>
            </text:list-item>
          </text:list>
          <text:p text:style-name="P15"><text:span text:style-name="T9">(1) </text:span><text:span text:style-name="T9">ka</text:span><text:span text:style-name="T9">nn </text:span><text:span text:style-name="T9">als </text:span><text:span text:style-name="T9">Sp</text:span><text:span text:style-name="T9">ezi</text:span><text:span text:style-name="T9">alf</text:span><text:span text:style-name="T9">all </text:span><text:span text:style-name="T9">vo</text:span><text:span text:style-name="T9">n </text:span><text:span text:style-name="T9">(2) </text:span><text:span text:style-name="T9">au</text:span><text:span text:style-name="T9">fg</text:span><text:span text:style-name="T9">efa</text:span><text:span text:style-name="T9">sst </text:span><text:span text:style-name="T9">we</text:span><text:span text:style-name="T9">rd</text:span><text:span text:style-name="T9">en</text:span><text:span text:style-name="T9">, </text:span><text:span text:style-name="T9">da </text:span><text:span text:style-name="T9">je</text:span><text:span text:style-name="T9">de</text:span><text:span text:style-name="T9">r </text:span><text:span text:style-name="T9">Be</text:span><text:span text:style-name="T9">da</text:span><text:span text:style-name="T9">rf </text:span><text:span text:style-name="T9">na</text:span><text:span text:style-name="T9">ch </text:span><text:span text:style-name="T9">ein</text:span><text:span text:style-name="T9">e</text:span><text:span text:style-name="T9">m </text:span><text:span text:style-name="T9">ne</text:span><text:span text:style-name="T9">ue</text:span><text:span text:style-name="T9">n </text:span><text:span text:style-name="T9">Sy</text:span><text:span text:style-name="T9">ste</text:span><text:span text:style-name="T9">m </text:span><text:span text:style-name="T9">mi</text:span><text:span text:style-name="T9">t </text:span><text:span text:style-name="T9">we</text:span><text:span text:style-name="T9">nig</text:span><text:span text:style-name="T9">ste</text:span><text:span text:style-name="T9">ns </text:span><text:span text:style-name="T10">gr</text:span><text:span text:style-name="T10">ob</text:span><text:span text:style-name="T10">en </text:span><text:span text:style-name="T10">Vo</text:span><text:span text:style-name="T10">rst</text:span><text:span text:style-name="T10">ell</text:span><text:span text:style-name="T10">un</text:span><text:span text:style-name="T10">ge</text:span><text:span text:style-name="T10">n </text:span><text:span text:style-name="T9">üb</text:span><text:span text:style-name="T9">er </text:span><text:span text:style-name="T9">je</text:span><text:span text:style-name="T9">ne</text:span><text:span text:style-name="T9">s </text:span><text:span text:style-name="T9">ne</text:span><text:span text:style-name="T9">ue </text:span><text:span text:style-name="T9">Sy</text:span><text:span text:style-name="T9">ste</text:span><text:span text:style-name="T9">m </text:span><text:span text:style-name="T9">ko</text:span><text:span text:style-name="T9">m</text:span><text:span text:style-name="T9">mt</text:span><text:span text:style-name="T9">, </text:span><text:span text:style-name="T9">als</text:span><text:span text:style-name="T9">o </text:span><text:span text:style-name="T9">au</text:span><text:span text:style-name="T9">ch </text:span><text:span text:style-name="T9">un</text:span><text:span text:style-name="T9">ter </text:span><text:span text:style-name="T9">(1) </text:span><text:span text:style-name="T9">ein</text:span><text:span text:style-name="T9">e </text:span><text:span text:style-name="T9">we</text:span><text:span text:style-name="T9">nig</text:span><text:span text:style-name="T9">ste</text:span><text:span text:style-name="T9">ns </text:span><text:span text:style-name="T10">gr</text:span><text:span text:style-name="T10">ob</text:span><text:span text:style-name="T10">e </text:span><text:span text:style-name="T10">Be</text:span><text:span text:style-name="T10">sc</text:span><text:span text:style-name="T10">hr</text:span><text:span text:style-name="T10">eib</text:span><text:span text:style-name="T10">un</text:span><text:span text:style-name="T10">gsf</text:span><text:span text:style-name="T10">or</text:span><text:span text:style-name="T10">m </text:span><text:span text:style-name="T9">de</text:span><text:span text:style-name="T9">s </text:span><text:span text:style-name="T9">zu </text:span><text:span text:style-name="T9">sc</text:span><text:span text:style-name="T9">ha</text:span><text:span text:style-name="T9">ffe</text:span><text:span text:style-name="T9">nd</text:span><text:span text:style-name="T9">en </text:span><text:span text:style-name="T9">Sy</text:span><text:span text:style-name="T9">ste</text:span><text:span text:style-name="T9">ms </text:span><text:span text:style-name="T9">exi</text:span><text:span text:style-name="T9">sti</text:span><text:span text:style-name="T9">ert</text:span><text:span text:style-name="T9">.</text:span></text:p>
          <draw:enhanced-geometry svg:viewBox="0 0 21600 21600" draw:type="mso-spt202" draw:enhanced-path="M 0 0 L 21600 0 21600 21600 0 21600 0 0 Z N"/>
        </draw:custom-shape>
        <draw:custom-shape draw:style-name="gr6" draw:text-style-name="P17" xml:id="id1" draw:id="id1" draw:layer="layout" svg:width="4.4cm" svg:height="2.4cm" svg:x="2.4cm" svg:y="14cm">
          <text:p text:style-name="P17"><text:span text:style-name="T11">Sy</text:span><text:span text:style-name="T11">ste</text:span><text:span text:style-name="T11">m, </text:span><text:span text:style-name="T11"><text:line-break/></text:span><text:span text:style-name="T11">wi</text:span><text:span text:style-name="T11">e </text:span><text:span text:style-name="T11">es </text:span><text:span text:style-name="T11">ist</text:span></text:p>
          <draw:enhanced-geometry svg:viewBox="0 0 21600 21600" draw:type="rectangle" draw:enhanced-path="M 0 0 L 21600 0 21600 21600 0 21600 0 0 Z N"/>
        </draw:custom-shape>
        <draw:custom-shape draw:style-name="gr7" draw:text-style-name="P19" xml:id="id3" draw:id="id3" draw:layer="layout" svg:width="5.4cm" svg:height="2.6cm" svg:x="15.2cm" svg:y="13.9cm">
          <text:p text:style-name="P18"><text:span text:style-name="T11">Sys</text:span><text:span text:style-name="T11">te</text:span><text:span text:style-name="T11">m, </text:span><text:span text:style-name="T11">wie </text:span><text:span text:style-name="T11"><text:line-break/></text:span><text:span text:style-name="T11">es </text:span><text:span text:style-name="T11">sei</text:span><text:span text:style-name="T11">n </text:span><text:span text:style-name="T11">soll</text:span></text:p>
          <draw:enhanced-geometry svg:viewBox="0 0 21600 21600" draw:type="rectangle" draw:enhanced-path="M 0 0 L 21600 0 21600 21600 0 21600 0 0 Z N"/>
        </draw:custom-shape>
        <draw:connector draw:style-name="gr8" xml:id="id2" draw:id="id2" draw:layer="layout" svg:x1="6.8cm" svg:y1="15.2cm" svg:x2="6.8cm" svg:y2="15.2cm" draw:start-shape="id1" draw:start-glue-point="1" draw:end-shape="id1" draw:end-glue-point="1" svg:d="M6800 15200z" svg:viewBox="0 0 1 1">
          <text:p/>
        </draw:connector>
        <draw:connector draw:style-name="gr9" draw:text-style-name="P20" draw:layer="layout" svg:x1="6.8cm" svg:y1="15.2cm" svg:x2="15.2cm" svg:y2="15.2cm" draw:start-shape="id2" draw:start-glue-point="0" draw:end-shape="id3" draw:end-glue-point="3" svg:d="M6800 15200h8400" svg:viewBox="0 0 8401 1">
          <text:p/>
        </draw:connector>
        <draw:frame draw:style-name="gr10" draw:text-style-name="P21" draw:layer="layout" svg:width="5.916cm" svg:height="1.098cm" svg:x="8cm" svg:y="13.9cm">
          <draw:text-box>
            <text:p><text:span text:style-name="T11">Transformation</text:span></text:p>
          </draw:text-box>
        </draw:frame>
        <presentation:notes draw:style-name="dp4">
          <draw:page-thumbnail draw:style-name="gr11" draw:layer="layout" svg:width="13.617cm" svg:height="10.214cm" svg:x="2.451cm" svg:y="2.041cm" draw:page-number="2" presentation:class="page"/>
          <draw:frame presentation:style-name="pr2" draw:text-style-name="P22"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custom-shape draw:style-name="gr12" draw:text-style-name="P23" xml:id="id7" draw:id="id7" draw:layer="layout" svg:width="6.7cm" svg:height="2.4cm" svg:x="16.6cm" svg:y="11.7cm">
          <text:p text:style-name="P17"><text:span text:style-name="T11">Sys</text:span><text:span text:style-name="T11">te</text:span><text:span text:style-name="T11">m, </text:span><text:span text:style-name="T11">wie </text:span><text:span text:style-name="T11">es </text:span><text:span text:style-name="T11"><text:line-break/></text:span><text:span text:style-name="T11">ge</text:span><text:span text:style-name="T11">wo</text:span><text:span text:style-name="T11">rde</text:span><text:span text:style-name="T11">n </text:span><text:span text:style-name="T11">ist</text:span></text:p>
          <draw:enhanced-geometry svg:viewBox="0 0 21600 21600" draw:type="rectangle" draw:enhanced-path="M 0 0 L 21600 0 21600 21600 0 21600 0 0 Z N"/>
        </draw:custom-shape>
        <draw:custom-shape draw:style-name="gr4" draw:text-style-name="P12" draw:layer="layout" svg:width="13.655cm" svg:height="1.277cm" svg:x="1.063cm" svg:y="0.088cm">
          <text:p text:style-name="P11"><text:span text:style-name="T7">Modellierung von Systemen</text:span></text:p>
          <draw:enhanced-geometry svg:viewBox="0 0 21600 21600" draw:type="mso-spt202" draw:enhanced-path="M 0 0 L 21600 0 21600 21600 0 21600 0 0 Z N"/>
        </draw:custom-shape>
        <draw:custom-shape draw:style-name="gr5" draw:text-style-name="P26" draw:layer="layout" svg:width="23.2cm" svg:height="6.912cm" svg:x="1.2cm" svg:y="2.6cm">
          <text:p text:style-name="P13"><text:span text:style-name="T8">Modellierung von Systemen</text:span></text:p>
          <text:p text:style-name="P24"><text:span text:style-name="T9">Dieses grundlegende Schema passt nicht nur auf technische Systeme, sondern auch auf die Modellierung sozialer, sozio-ökologischer und kultureller Systeme, ist also hinreichend universell.</text:span></text:p>
          <text:p text:style-name="P25"><text:span text:style-name="T9">Wie entwickelt sich ein solches System in der Zeit? </text:span></text:p>
          <draw:enhanced-geometry svg:viewBox="0 0 21600 21600" draw:type="mso-spt202" draw:enhanced-path="M 0 0 L 21600 0 21600 21600 0 21600 0 0 Z N"/>
        </draw:custom-shape>
        <draw:custom-shape draw:style-name="gr13" draw:text-style-name="P23" xml:id="id4" draw:id="id4" draw:layer="layout" svg:width="4.4cm" svg:height="2.4cm" svg:x="2.4cm" svg:y="14cm">
          <text:p text:style-name="P17"><text:span text:style-name="T11">System, </text:span><text:span text:style-name="T11"><text:line-break/></text:span><text:span text:style-name="T11">wie es ist</text:span></text:p>
          <draw:enhanced-geometry svg:viewBox="0 0 21600 21600" draw:type="rectangle" draw:enhanced-path="M 0 0 L 21600 0 21600 21600 0 21600 0 0 Z N"/>
        </draw:custom-shape>
        <draw:custom-shape draw:style-name="gr14" draw:text-style-name="P19" xml:id="id6" draw:id="id6" draw:layer="layout" svg:width="5.4cm" svg:height="2.6cm" svg:x="15.2cm" svg:y="13.9cm">
          <text:p text:style-name="P18"><text:span text:style-name="T11">System, wie </text:span><text:span text:style-name="T11"><text:line-break/></text:span><text:span text:style-name="T11">es sein soll</text:span></text:p>
          <draw:enhanced-geometry svg:viewBox="0 0 21600 21600" draw:type="rectangle" draw:enhanced-path="M 0 0 L 21600 0 21600 21600 0 21600 0 0 Z N"/>
        </draw:custom-shape>
        <draw:connector draw:style-name="gr8" xml:id="id5" draw:id="id5" draw:layer="layout" svg:x1="6.8cm" svg:y1="15.2cm" svg:x2="6.8cm" svg:y2="15.2cm" draw:start-shape="id4" draw:start-glue-point="1" draw:end-shape="id4" draw:end-glue-point="1" svg:d="M6800 15200z" svg:viewBox="0 0 1 1">
          <text:p/>
        </draw:connector>
        <draw:connector draw:style-name="gr15" draw:text-style-name="P20" draw:layer="layout" svg:x1="6.8cm" svg:y1="15.2cm" svg:x2="15.2cm" svg:y2="15.2cm" draw:start-shape="id5" draw:start-glue-point="0" draw:end-shape="id6" draw:end-glue-point="3" svg:d="M6800 15200h8400" svg:viewBox="0 0 8401 1">
          <text:p/>
        </draw:connector>
        <draw:frame draw:style-name="gr16" draw:text-style-name="P21" draw:layer="layout" svg:width="5.916cm" svg:height="1.945cm" svg:x="8.2cm" svg:y="15.3cm">
          <draw:text-box>
            <text:p text:style-name="P27"><text:span text:style-name="T11">Gewünschte</text:span><text:span text:style-name="T11"><text:line-break/></text:span><text:span text:style-name="T11">Transformation</text:span></text:p>
          </draw:text-box>
        </draw:frame>
        <draw:frame draw:style-name="gr16" draw:text-style-name="P21" draw:layer="layout" svg:width="5.916cm" svg:height="1.945cm" svg:x="8.2cm" svg:y="11.5cm">
          <draw:text-box>
            <text:p><text:span text:style-name="T11">Tatsächliche</text:span><text:span text:style-name="T11"><text:line-break/></text:span><text:span text:style-name="T11">Transformation</text:span></text:p>
          </draw:text-box>
        </draw:frame>
        <draw:connector draw:style-name="gr17" draw:text-style-name="P20" draw:layer="layout" draw:type="line" svg:x1="6.8cm" svg:y1="15.2cm" svg:x2="16.6cm" svg:y2="12.9cm" draw:start-shape="id5" draw:start-glue-point="0" draw:end-shape="id7" draw:end-glue-point="3" svg:d="M6800 15200l9800-2300" svg:viewBox="0 0 9801 2301">
          <text:p/>
        </draw:connector>
        <presentation:notes draw:style-name="dp4">
          <draw:page-thumbnail draw:style-name="gr11" draw:layer="layout" svg:width="13.617cm" svg:height="10.214cm" svg:x="2.451cm" svg:y="2.041cm" draw:page-number="3" presentation:class="page"/>
          <draw:frame presentation:style-name="pr2" draw:text-style-name="P22"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custom-shape draw:style-name="gr18" draw:text-style-name="P23" xml:id="id9" draw:id="id9" draw:layer="layout" svg:width="2.8cm" svg:height="2.4cm" svg:x="8.6cm" svg:y="3.4cm">
          <text:p/>
          <draw:enhanced-geometry svg:viewBox="0 0 21600 21600" draw:type="rectangle" draw:enhanced-path="M 0 0 L 21600 0 21600 21600 0 21600 0 0 Z N"/>
        </draw:custom-shape>
        <draw:custom-shape draw:style-name="gr4" draw:text-style-name="P12" draw:layer="layout" svg:width="13.308cm" svg:height="1.277cm" svg:x="1.236cm" svg:y="0.088cm">
          <text:p text:style-name="P11"><text:span text:style-name="T7">Entwicklung von Systemen</text:span></text:p>
          <draw:enhanced-geometry svg:viewBox="0 0 21600 21600" draw:type="mso-spt202" draw:enhanced-path="M 0 0 L 21600 0 21600 21600 0 21600 0 0 Z N"/>
        </draw:custom-shape>
        <draw:custom-shape draw:style-name="gr19" draw:text-style-name="P19" xml:id="id10" draw:id="id10" draw:layer="layout" svg:width="2.8cm" svg:height="2.3cm" svg:x="8.6cm" svg:y="5.8cm">
          <text:p/>
          <draw:enhanced-geometry svg:viewBox="0 0 21600 21600" draw:type="rectangle" draw:enhanced-path="M 0 0 L 21600 0 21600 21600 0 21600 0 0 Z N"/>
        </draw:custom-shape>
        <draw:connector draw:style-name="gr17" draw:text-style-name="P20" draw:layer="layout" draw:type="line" svg:x1="4.8cm" svg:y1="4.6cm" svg:x2="8.6cm" svg:y2="4.6cm" draw:start-shape="id8" draw:start-glue-point="1" draw:end-shape="id9" draw:end-glue-point="3" svg:d="M4800 4600h3800" svg:viewBox="0 0 3801 1">
          <text:p/>
        </draw:connector>
        <draw:connector draw:style-name="gr15" draw:text-style-name="P20" draw:layer="layout" draw:type="line" svg:x1="4.8cm" svg:y1="4.6cm" svg:x2="8.6cm" svg:y2="6.95cm" draw:start-shape="id8" draw:start-glue-point="1" draw:end-shape="id10" draw:end-glue-point="3" svg:d="M4800 4600l3800 2350" svg:viewBox="0 0 3801 2351">
          <text:p/>
        </draw:connector>
        <draw:custom-shape draw:style-name="gr18" draw:text-style-name="P23" xml:id="id11" draw:id="id11" draw:layer="layout" svg:width="2.8cm" svg:height="2.4cm" svg:x="14.5cm" svg:y="3.4cm">
          <text:p/>
          <draw:enhanced-geometry svg:viewBox="0 0 21600 21600" draw:type="rectangle" draw:enhanced-path="M 0 0 L 21600 0 21600 21600 0 21600 0 0 Z N"/>
        </draw:custom-shape>
        <draw:custom-shape draw:style-name="gr20" draw:text-style-name="P19" xml:id="id13" draw:id="id13" draw:layer="layout" svg:width="2.8cm" svg:height="2.3cm" svg:x="14.5cm" svg:y="5.8cm">
          <text:p/>
          <draw:enhanced-geometry svg:viewBox="0 0 21600 21600" draw:type="rectangle" draw:enhanced-path="M 0 0 L 21600 0 21600 21600 0 21600 0 0 Z N"/>
        </draw:custom-shape>
        <draw:custom-shape draw:style-name="gr18" draw:text-style-name="P23" xml:id="id12" draw:id="id12" draw:layer="layout" svg:width="2.8cm" svg:height="2.4cm" svg:x="20.1cm" svg:y="3.4cm">
          <text:p/>
          <draw:enhanced-geometry svg:viewBox="0 0 21600 21600" draw:type="rectangle" draw:enhanced-path="M 0 0 L 21600 0 21600 21600 0 21600 0 0 Z N"/>
        </draw:custom-shape>
        <draw:custom-shape draw:style-name="gr21" draw:text-style-name="P19" xml:id="id14" draw:id="id14" draw:layer="layout" svg:width="2.8cm" svg:height="2.3cm" svg:x="20.1cm" svg:y="5.8cm">
          <text:p/>
          <draw:enhanced-geometry svg:viewBox="0 0 21600 21600" draw:type="rectangle" draw:enhanced-path="M 0 0 L 21600 0 21600 21600 0 21600 0 0 Z N"/>
        </draw:custom-shape>
        <draw:connector draw:style-name="gr17" draw:text-style-name="P20" draw:layer="layout" draw:type="line" svg:x1="11.4cm" svg:y1="4.6cm" svg:x2="14.5cm" svg:y2="4.6cm" draw:start-shape="id9" draw:start-glue-point="1" draw:end-shape="id11" draw:end-glue-point="3" svg:d="M11400 4600h3100" svg:viewBox="0 0 3101 1">
          <text:p/>
        </draw:connector>
        <draw:connector draw:style-name="gr17" draw:text-style-name="P20" draw:layer="layout" draw:type="line" svg:x1="17.3cm" svg:y1="4.6cm" svg:x2="20.1cm" svg:y2="4.6cm" draw:start-shape="id11" draw:start-glue-point="1" draw:end-shape="id12" draw:end-glue-point="3" svg:d="M17300 4600h2800" svg:viewBox="0 0 2801 1">
          <text:p/>
        </draw:connector>
        <draw:connector draw:style-name="gr15" draw:text-style-name="P20" draw:layer="layout" draw:type="line" svg:x1="11.4cm" svg:y1="6.95cm" svg:x2="14.5cm" svg:y2="6.95cm" draw:start-shape="id10" draw:start-glue-point="1" draw:end-shape="id13" draw:end-glue-point="3" svg:d="M11400 6950h3100" svg:viewBox="0 0 3101 1">
          <text:p/>
        </draw:connector>
        <draw:connector draw:style-name="gr15" draw:text-style-name="P20" draw:layer="layout" draw:type="line" svg:x1="17.3cm" svg:y1="6.95cm" svg:x2="20.1cm" svg:y2="6.95cm" draw:start-shape="id13" draw:start-glue-point="1" draw:end-shape="id14" draw:end-glue-point="3" svg:d="M17300 6950h2800" svg:viewBox="0 0 2801 1">
          <text:p/>
        </draw:connector>
        <draw:custom-shape draw:style-name="gr18" draw:text-style-name="P23" xml:id="id8" draw:id="id8" draw:layer="layout" svg:width="2.8cm" svg:height="2.4cm" svg:x="2cm" svg:y="3.4cm">
          <text:p/>
          <draw:enhanced-geometry svg:viewBox="0 0 21600 21600" draw:type="rectangle" draw:enhanced-path="M 0 0 L 21600 0 21600 21600 0 21600 0 0 Z N"/>
        </draw:custom-shape>
        <draw:frame draw:style-name="gr22" draw:text-style-name="P29" draw:layer="layout" svg:width="12.6cm" svg:height="7.627cm" svg:x="1.6cm" svg:y="10.2cm">
          <draw:text-box>
            <text:p text:style-name="P28"><text:span text:style-name="T11">Getaktete Entwicklung als in der Zeit unterschiedene </text:span><text:span text:style-name="T12">Versionen </text:span><text:span text:style-name="T11">desselben Systems.</text:span></text:p>
            <text:p text:style-name="P28"><text:span text:style-name="T11">Kann aber zugleich aufgefasst werden als </text:span><text:span text:style-name="T12">zeitliche Entwicklung </text:span><text:span text:style-name="T11">desselben Systems.</text:span></text:p>
            <text:p text:style-name="P28"><text:span text:style-name="T11">Getaktetes Management versus adaptives Management.</text:span></text:p>
          </draw:text-box>
        </draw:frame>
        <draw:custom-shape draw:style-name="gr18" draw:text-style-name="P23" xml:id="id15" draw:id="id15" draw:layer="layout" svg:width="2.8cm" svg:height="2.4cm" svg:x="16.1cm" svg:y="10.7cm">
          <text:p/>
          <draw:enhanced-geometry svg:viewBox="0 0 21600 21600" draw:type="rectangle" draw:enhanced-path="M 0 0 L 21600 0 21600 21600 0 21600 0 0 Z N"/>
        </draw:custom-shape>
        <draw:custom-shape draw:style-name="gr23" draw:text-style-name="P19" xml:id="id16" draw:id="id16" draw:layer="layout" svg:width="2.8cm" svg:height="2.3cm" svg:x="16.1cm" svg:y="13.1cm">
          <text:p/>
          <draw:enhanced-geometry svg:viewBox="0 0 21600 21600" draw:type="rectangle" draw:enhanced-path="M 0 0 L 21600 0 21600 21600 0 21600 0 0 Z N"/>
        </draw:custom-shape>
        <draw:connector draw:style-name="gr17" draw:text-style-name="P20" draw:layer="layout" draw:type="curve" draw:line-skew="0.807cm -0.611cm" svg:x1="18.9cm" svg:y1="11.9cm" svg:x2="17.5cm" svg:y2="10.7cm" draw:start-shape="id15" draw:start-glue-point="1" draw:end-shape="id15" draw:end-glue-point="0" svg:d="M18900 11900c1962 0 1636-1156 795-1873s-2195-995-2195 673" svg:viewBox="0 0 2857 2438">
          <text:p/>
        </draw:connector>
        <draw:connector draw:style-name="gr15" draw:text-style-name="P20" draw:layer="layout" draw:type="curve" draw:line-skew="0.612cm 0.912cm" svg:x1="18.9cm" svg:y1="14.25cm" svg:x2="17.5cm" svg:y2="15.4cm" draw:start-shape="id16" draw:start-glue-point="1" draw:end-shape="id16" draw:end-glue-point="2" svg:d="M18900 14250c1669 0 1391 1282 624 2099s-2024 1170-2024-949" svg:viewBox="0 0 2631 2738">
          <text:p/>
        </draw:connector>
        <presentation:notes draw:style-name="dp4">
          <draw:page-thumbnail draw:style-name="gr11" draw:layer="layout" svg:width="13.617cm" svg:height="10.214cm" svg:x="2.451cm" svg:y="2.041cm" draw:page-number="4" presentation:class="page"/>
          <draw:frame presentation:style-name="pr2" draw:text-style-name="P22"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draw:style-name="gr24" draw:text-style-name="P29" draw:layer="layout" svg:width="18cm" svg:height="10.168cm" svg:x="1.2cm" svg:y="3cm">
          <draw:text-box>
            <text:p text:style-name="P28"><text:span text:style-name="T11">Die Entwicklung eines Systems kann deshalb als Widerspruch zwischen einer </text:span><text:span text:style-name="T12">Ideallinie der Entwicklung </text:span><text:span text:style-name="T11">und einer </text:span><text:span text:style-name="T12">Reallinie der Entwicklung </text:span><text:span text:style-name="T11">gefasst werden.</text:span></text:p>
            <text:p text:style-name="P28"><text:span text:style-name="T11">Dieser Gedanke findet sich im TRIZ-Konzept des</text:span><text:span text:style-name="T12"> Idealen Endresultats </text:span><text:span text:style-name="T11">(IER) wieder.</text:span></text:p>
            <text:p text:style-name="P28"><text:span text:style-name="T11">In der (mathematischen) </text:span><text:span text:style-name="T12">Theorie Dynamischer Systeme </text:span><text:span text:style-name="T11">(TDS) wird die Systementwicklung als Fortschreibung von Zuständen gefasst, was sich durch Funktionen f(t) mit Werten in einem Phasenraum beschreiben lässt. <text:s/></text:span></text:p>
          </draw:text-box>
        </draw:frame>
        <draw:custom-shape draw:style-name="gr4" draw:text-style-name="P12" draw:layer="layout" svg:width="14.925cm" svg:height="1.277cm" svg:x="1.129cm" svg:y="0.088cm">
          <text:p text:style-name="P11"><text:span text:style-name="T7">Theorie Dynamischer Systeme</text:span></text:p>
          <draw:enhanced-geometry svg:viewBox="0 0 21600 21600" draw:type="mso-spt202" draw:enhanced-path="M 0 0 L 21600 0 21600 21600 0 21600 0 0 Z N"/>
        </draw:custom-shape>
        <draw:custom-shape draw:style-name="gr18" draw:text-style-name="P23" xml:id="id17" draw:id="id17" draw:layer="layout" svg:width="2.8cm" svg:height="2.4cm" svg:x="19.8cm" svg:y="4.3cm">
          <text:p/>
          <draw:enhanced-geometry svg:viewBox="0 0 21600 21600" draw:type="rectangle" draw:enhanced-path="M 0 0 L 21600 0 21600 21600 0 21600 0 0 Z N"/>
        </draw:custom-shape>
        <draw:custom-shape draw:style-name="gr25" draw:text-style-name="P19" xml:id="id18" draw:id="id18" draw:layer="layout" svg:width="2.8cm" svg:height="2.3cm" svg:x="19.8cm" svg:y="6.7cm">
          <text:p/>
          <draw:enhanced-geometry svg:viewBox="0 0 21600 21600" draw:type="rectangle" draw:enhanced-path="M 0 0 L 21600 0 21600 21600 0 21600 0 0 Z N"/>
        </draw:custom-shape>
        <draw:connector draw:style-name="gr17" draw:text-style-name="P20" draw:layer="layout" draw:type="curve" draw:line-skew="0.807cm -0.611cm" svg:x1="22.6cm" svg:y1="5.5cm" svg:x2="21.2cm" svg:y2="4.3cm" draw:start-shape="id17" draw:start-glue-point="1" draw:end-shape="id17" draw:end-glue-point="0" svg:d="M22600 5500c1962 0 1636-1156 795-1873s-2195-995-2195 673" svg:viewBox="0 0 2857 2438">
          <text:p/>
        </draw:connector>
        <draw:connector draw:style-name="gr15" draw:text-style-name="P20" draw:layer="layout" draw:type="curve" draw:line-skew="0.612cm 0.912cm" svg:x1="22.6cm" svg:y1="7.85cm" svg:x2="21.2cm" svg:y2="9cm" draw:start-shape="id18" draw:start-glue-point="1" draw:end-shape="id18" draw:end-glue-point="2" svg:d="M22600 7850c1669 0 1391 1282 624 2099s-2024 1170-2024-949" svg:viewBox="0 0 2631 2738">
          <text:p/>
        </draw:connector>
        <draw:frame draw:style-name="gr26" draw:text-style-name="P30" draw:layer="layout" svg:width="23cm" svg:height="3.639cm" svg:x="1.2cm" svg:y="13.601cm">
          <draw:text-box>
            <text:p text:style-name="P28"><text:span text:style-name="T11">Das </text:span><text:span text:style-name="T12">Idealverhalten </text:span><text:span text:style-name="T11">wird durch mathematische Zusammen-hänge, etwa Differentialgleichungen, beschrieben, deren </text:span><text:span text:style-name="T12">invarianten Lösungen </text:span><text:span text:style-name="T11">eine Teilstruktur stabiler Zustände (</text:span><text:span text:style-name="T12">Trajektorien</text:span><text:span text:style-name="T11">) im Phasenraum beschreiben. </text:span></text:p>
          </draw:text-box>
        </draw:frame>
        <presentation:notes draw:style-name="dp4">
          <draw:page-thumbnail draw:style-name="gr11" draw:layer="layout" svg:width="13.617cm" svg:height="10.214cm" svg:x="2.451cm" svg:y="2.041cm" draw:page-number="5" presentation:class="page"/>
          <draw:frame presentation:style-name="pr2" draw:text-style-name="P22"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draw:style-name="gr27" draw:text-style-name="P29" draw:layer="layout" svg:width="23.6cm" svg:height="11.862cm" svg:x="1.2cm" svg:y="3cm">
          <draw:text-box>
            <text:p text:style-name="P31"><text:span text:style-name="T11">Diese Differentialgleichungen und Trajektorien sind Teil der </text:span><text:span text:style-name="T12">Beschreibungsform </text:span><text:span text:style-name="T11">des Systems und damit bereits durch </text:span><text:span text:style-name="T12">Reduktion auf Wesentliches </text:span><text:span text:style-name="T11">entstanden. </text:span></text:p>
            <text:p text:style-name="P28"><text:span text:style-name="T11">Bei der Modellierung wird davon ausgegangen, dass alles Wesentliche berücksichtigt ist, d.h. dass sich die </text:span><text:span text:style-name="T12">reale zeitliche Entwicklung r(t)</text:span><text:span text:style-name="T11"> des Systems von der </text:span><text:span text:style-name="T12">idealen zeitlichen Entwicklung f(t)</text:span><text:span text:style-name="T11"> nur durch eine kleine Differenz d(t)=r(t)-f(t) unterscheidet, die </text:span><text:span text:style-name="T12">für das ausgewählte Wesentliche unwesentlich ist</text:span><text:span text:style-name="T11">. <text:s/></text:span></text:p>
            <text:p text:style-name="P28"><text:span text:style-name="T11">Während f(t) eine </text:span><text:span text:style-name="T12">quantitative Vorhersage </text:span><text:span text:style-name="T11">der Entwicklung des Systems ermöglicht, ist die Aussage, dass d(t) „klein“ ist bzw. „gedämpft wird“, eine </text:span><text:span text:style-name="T12">qualitative Aussage </text:span><text:span text:style-name="T11">der Beschreibungsform. <text:s/></text:span></text:p>
          </draw:text-box>
        </draw:frame>
        <draw:custom-shape draw:style-name="gr4" draw:text-style-name="P12" draw:layer="layout" svg:width="14.925cm" svg:height="1.277cm" svg:x="1.123cm" svg:y="0.189cm">
          <text:p text:style-name="P11"><text:span text:style-name="T7">Theorie Dynamischer Systeme</text:span></text:p>
          <draw:enhanced-geometry svg:viewBox="0 0 21600 21600" draw:type="mso-spt202" draw:enhanced-path="M 0 0 L 21600 0 21600 21600 0 21600 0 0 Z N"/>
        </draw:custom-shape>
        <presentation:notes draw:style-name="dp4">
          <draw:page-thumbnail draw:style-name="gr11" draw:layer="layout" svg:width="13.617cm" svg:height="10.214cm" svg:x="2.451cm" svg:y="2.041cm" draw:page-number="6" presentation:class="page"/>
          <draw:frame presentation:style-name="pr2" draw:text-style-name="P22"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draw:style-name="gr28" draw:text-style-name="P29" draw:layer="layout" svg:width="23.6cm" svg:height="9.321cm" svg:x="1.2cm" svg:y="3cm">
          <draw:text-box>
            <text:p text:style-name="P31"><text:span text:style-name="T11">Oft beschränkt man sich auch bei f(t) auf eine </text:span><text:span text:style-name="T12">qualitative Aussage </text:span><text:span text:style-name="T11">über die genaue Lage der Trajektorien als Invarianten im Lösungsraum und damit auf die Aussage, dass r(t) um diese Trajektorien gedämpft oszilliert. Diese Trajektorien ziehen die Realzustände scheinbar „magisch“ an und werden deshalb auch als </text:span><text:span text:style-name="T12">Attraktoren </text:span><text:span text:style-name="T11">bezeichnet.</text:span></text:p>
            <text:p text:style-name="P31"><text:span text:style-name="T11">So bewegt sich etwa die Erde auf einer Ellipsenbahn um die Sonne in dem Sinne, dass reale Abweichungen von dieser Bahn immer wieder kompensiert werden. </text:span></text:p>
            <text:p text:style-name="P31"><text:span text:style-name="T11"/></text:p>
          </draw:text-box>
        </draw:frame>
        <draw:custom-shape draw:style-name="gr4" draw:text-style-name="P12" draw:layer="layout" svg:width="14.925cm" svg:height="1.277cm" svg:x="1.123cm" svg:y="0.189cm">
          <text:p text:style-name="P11"><text:span text:style-name="T7">Theorie Dynamischer Systeme</text:span></text:p>
          <draw:enhanced-geometry svg:viewBox="0 0 21600 21600" draw:type="mso-spt202" draw:enhanced-path="M 0 0 L 21600 0 21600 21600 0 21600 0 0 Z N"/>
        </draw:custom-shape>
        <presentation:notes draw:style-name="dp4">
          <draw:page-thumbnail draw:style-name="gr11" draw:layer="layout" svg:width="13.617cm" svg:height="10.214cm" svg:x="2.451cm" svg:y="2.041cm" draw:page-number="7" presentation:class="page"/>
          <draw:frame presentation:style-name="pr2" draw:text-style-name="P22"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custom-shape draw:style-name="gr29" draw:text-style-name="P23" xml:id="id19" draw:id="id19" draw:layer="layout" svg:width="7.9cm" svg:height="7cm" svg:x="2cm" svg:y="3.8cm">
          <text:p/>
          <draw:enhanced-geometry svg:viewBox="0 0 21600 21600" draw:type="rectangle" draw:enhanced-path="M 0 0 L 21600 0 21600 21600 0 21600 0 0 Z N"/>
        </draw:custom-shape>
        <draw:custom-shape draw:style-name="gr4" draw:text-style-name="P12" draw:layer="layout" svg:width="14.925cm" svg:height="1.277cm" svg:x="1.129cm" svg:y="0.088cm">
          <text:p text:style-name="P11"><text:span text:style-name="T7">Theorie Dynamischer Systeme</text:span></text:p>
          <draw:enhanced-geometry svg:viewBox="0 0 21600 21600" draw:type="mso-spt202" draw:enhanced-path="M 0 0 L 21600 0 21600 21600 0 21600 0 0 Z N"/>
        </draw:custom-shape>
        <draw:custom-shape draw:style-name="gr30" draw:text-style-name="P19" xml:id="id20" draw:id="id20" draw:layer="layout" svg:width="7.9cm" svg:height="5.799cm" svg:x="2cm" svg:y="10.8cm">
          <text:p/>
          <draw:enhanced-geometry svg:viewBox="0 0 21600 21600" draw:type="rectangle" draw:enhanced-path="M 0 0 L 21600 0 21600 21600 0 21600 0 0 Z N"/>
        </draw:custom-shape>
        <draw:connector draw:style-name="gr17" draw:text-style-name="P20" draw:layer="layout" draw:type="curve" draw:line-skew="0.807cm -0.611cm" svg:x1="9.9cm" svg:y1="7.3cm" svg:x2="5.95cm" svg:y2="3.8cm" draw:start-shape="id19" draw:start-glue-point="1" draw:end-shape="id19" draw:end-glue-point="0" svg:d="M9900 7300c1962 0 1635-2306 157-3598s-4107-1570-4107 98" svg:viewBox="0 0 5320 4661">
          <text:p/>
        </draw:connector>
        <draw:connector draw:style-name="gr15" draw:text-style-name="P20" draw:layer="layout" draw:type="curve" draw:line-skew="1.482cm 0.492cm" svg:x1="9.9cm" svg:y1="13.699cm" svg:x2="5.95cm" svg:y2="16.599cm" draw:start-shape="id20" draw:start-glue-point="1" draw:end-shape="id20" draw:end-glue-point="2" svg:d="M9900 13699c2974 0 2479 1946 748 3043s-4698 1345-4698-143" svg:viewBox="0 0 6090 3942">
          <text:p/>
        </draw:connector>
        <draw:custom-shape draw:style-name="gr31" draw:text-style-name="P32" draw:layer="layout" svg:width="4.4cm" svg:height="4cm" svg:x="3.8cm" svg:y="9.9cm">
          <text:p/>
          <draw:enhanced-geometry svg:viewBox="0 0 21600 21600" draw:text-areas="0 0 21600 21600" draw:type="circular-arrow" draw:modifiers="180 125.963142854721 4558.933270737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2" draw:text-style-name="P23" xml:id="id21" draw:id="id21" draw:layer="layout" svg:width="1.48cm" svg:height="1.016cm" svg:x="2.5cm" svg:y="11.159cm">
            <text:p/>
            <draw:enhanced-geometry svg:viewBox="0 0 21600 21600" draw:type="rectangle" draw:enhanced-path="M 0 0 L 21600 0 21600 21600 0 21600 0 0 Z N"/>
          </draw:custom-shape>
          <draw:custom-shape draw:style-name="gr33" draw:text-style-name="P19" xml:id="id22" draw:id="id22" draw:layer="layout" svg:width="1.48cm" svg:height="0.974cm" svg:x="2.5cm" svg:y="12.175cm">
            <text:p/>
            <draw:enhanced-geometry svg:viewBox="0 0 21600 21600" draw:type="rectangle" draw:enhanced-path="M 0 0 L 21600 0 21600 21600 0 21600 0 0 Z N"/>
          </draw:custom-shape>
          <draw:connector draw:style-name="gr17" draw:text-style-name="P20" draw:layer="layout" draw:type="curve" svg:x1="3.98cm" svg:y1="11.667cm" svg:x2="3.24cm" svg:y2="11.159cm" draw:start-shape="id21" draw:start-glue-point="1" draw:end-shape="id21" draw:end-glue-point="0" svg:d="M3980 11667c751 0 627-505 254-820s-994-439-994 312" svg:viewBox="0 0 1291 1068">
            <text:p/>
          </draw:connector>
          <draw:connector draw:style-name="gr15" draw:text-style-name="P20" draw:layer="layout" draw:type="curve" svg:x1="3.98cm" svg:y1="12.662cm" svg:x2="3.24cm" svg:y2="13.149cm" draw:start-shape="id22" draw:start-glue-point="1" draw:end-shape="id22" draw:end-glue-point="2" svg:d="M3980 12662c751 0 627 494 254 804s-994 434-994-317" svg:viewBox="0 0 1291 1048">
            <text:p/>
          </draw:connector>
        </draw:g>
        <draw:custom-shape draw:style-name="gr34" draw:text-style-name="P33" draw:layer="layout" svg:width="4.4cm" svg:height="4cm" svg:x="4.6cm" svg:y="5.2cm">
          <text:p/>
          <draw:enhanced-geometry svg:viewBox="0 0 21600 21600" draw:mirror-vertical="true" draw:text-areas="0 0 21600 21600" draw:type="circular-arrow" draw:modifiers="180 125.963142854721 4558.933270737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2" draw:text-style-name="P23" xml:id="id23" draw:id="id23" draw:layer="layout" svg:width="1.48cm" svg:height="1.016cm" svg:x="2.8cm" svg:y="6.024cm">
            <text:p/>
            <draw:enhanced-geometry svg:viewBox="0 0 21600 21600" draw:type="rectangle" draw:enhanced-path="M 0 0 L 21600 0 21600 21600 0 21600 0 0 Z N"/>
          </draw:custom-shape>
          <draw:custom-shape draw:style-name="gr35" draw:text-style-name="P19" xml:id="id24" draw:id="id24" draw:layer="layout" svg:width="1.48cm" svg:height="0.974cm" svg:x="2.8cm" svg:y="7.04cm">
            <text:p/>
            <draw:enhanced-geometry svg:viewBox="0 0 21600 21600" draw:type="rectangle" draw:enhanced-path="M 0 0 L 21600 0 21600 21600 0 21600 0 0 Z N"/>
          </draw:custom-shape>
          <draw:connector draw:style-name="gr17" draw:text-style-name="P20" draw:layer="layout" draw:type="curve" svg:x1="4.28cm" svg:y1="6.532cm" svg:x2="3.54cm" svg:y2="6.024cm" draw:start-shape="id23" draw:start-glue-point="1" draw:end-shape="id23" draw:end-glue-point="0" svg:d="M4280 6532c751 0 627-505 254-820s-994-439-994 312" svg:viewBox="0 0 1291 1068">
            <text:p/>
          </draw:connector>
          <draw:connector draw:style-name="gr15" draw:text-style-name="P20" draw:layer="layout" draw:type="curve" svg:x1="4.28cm" svg:y1="7.527cm" svg:x2="3.54cm" svg:y2="8.014cm" draw:start-shape="id24" draw:start-glue-point="1" draw:end-shape="id24" draw:end-glue-point="2" svg:d="M4280 7527c751 0 627 494 254 804s-994 434-994-317" svg:viewBox="0 0 1291 1048">
            <text:p/>
          </draw:connector>
        </draw:g>
        <draw:g>
          <draw:custom-shape draw:style-name="gr32" draw:text-style-name="P23" xml:id="id25" draw:id="id25" draw:layer="layout" svg:width="1.48cm" svg:height="1.016cm" svg:x="7cm" svg:y="5.459cm">
            <text:p/>
            <draw:enhanced-geometry svg:viewBox="0 0 21600 21600" draw:type="rectangle" draw:enhanced-path="M 0 0 L 21600 0 21600 21600 0 21600 0 0 Z N"/>
          </draw:custom-shape>
          <draw:custom-shape draw:style-name="gr36" draw:text-style-name="P19" xml:id="id26" draw:id="id26" draw:layer="layout" svg:width="1.48cm" svg:height="0.974cm" svg:x="7cm" svg:y="6.475cm">
            <text:p/>
            <draw:enhanced-geometry svg:viewBox="0 0 21600 21600" draw:type="rectangle" draw:enhanced-path="M 0 0 L 21600 0 21600 21600 0 21600 0 0 Z N"/>
          </draw:custom-shape>
          <draw:connector draw:style-name="gr17" draw:text-style-name="P20" draw:layer="layout" draw:type="curve" svg:x1="8.48cm" svg:y1="5.967cm" svg:x2="7.74cm" svg:y2="5.459cm" draw:start-shape="id25" draw:start-glue-point="1" draw:end-shape="id25" draw:end-glue-point="0" svg:d="M8480 5967c751 0 627-505 254-820s-994-439-994 312" svg:viewBox="0 0 1291 1068">
            <text:p/>
          </draw:connector>
          <draw:connector draw:style-name="gr15" draw:text-style-name="P20" draw:layer="layout" draw:type="curve" svg:x1="8.48cm" svg:y1="6.962cm" svg:x2="7.74cm" svg:y2="7.449cm" draw:start-shape="id26" draw:start-glue-point="1" draw:end-shape="id26" draw:end-glue-point="2" svg:d="M8480 6962c751 0 627 494 254 804s-994 434-994-317" svg:viewBox="0 0 1291 1048">
            <text:p/>
          </draw:connector>
        </draw:g>
        <draw:g>
          <draw:custom-shape draw:style-name="gr32" draw:text-style-name="P23" xml:id="id27" draw:id="id27" draw:layer="layout" svg:width="1.48cm" svg:height="1.016cm" svg:x="6.87cm" svg:y="12.85cm">
            <text:p/>
            <draw:enhanced-geometry svg:viewBox="0 0 21600 21600" draw:type="rectangle" draw:enhanced-path="M 0 0 L 21600 0 21600 21600 0 21600 0 0 Z N"/>
          </draw:custom-shape>
          <draw:custom-shape draw:style-name="gr37" draw:text-style-name="P19" xml:id="id28" draw:id="id28" draw:layer="layout" svg:width="1.48cm" svg:height="0.974cm" svg:x="6.87cm" svg:y="13.866cm">
            <text:p/>
            <draw:enhanced-geometry svg:viewBox="0 0 21600 21600" draw:type="rectangle" draw:enhanced-path="M 0 0 L 21600 0 21600 21600 0 21600 0 0 Z N"/>
          </draw:custom-shape>
          <draw:connector draw:style-name="gr17" draw:text-style-name="P20" draw:layer="layout" draw:type="curve" svg:x1="8.35cm" svg:y1="13.358cm" svg:x2="7.61cm" svg:y2="12.85cm" draw:start-shape="id27" draw:start-glue-point="1" draw:end-shape="id27" draw:end-glue-point="0" svg:d="M8350 13358c751 0 627-505 254-820s-994-439-994 312" svg:viewBox="0 0 1291 1068">
            <text:p/>
          </draw:connector>
          <draw:connector draw:style-name="gr15" draw:text-style-name="P20" draw:layer="layout" draw:type="curve" svg:x1="8.35cm" svg:y1="14.353cm" svg:x2="7.61cm" svg:y2="14.84cm" draw:start-shape="id28" draw:start-glue-point="1" draw:end-shape="id28" draw:end-glue-point="2" svg:d="M8350 14353c751 0 627 494 254 804s-994 434-994-317" svg:viewBox="0 0 1291 1048">
            <text:p/>
          </draw:connector>
        </draw:g>
        <draw:g>
          <draw:custom-shape draw:style-name="gr38" draw:text-style-name="P34" xml:id="id29" draw:id="id29" draw:layer="layout" svg:width="1.362cm" svg:height="1.019cm" svg:x="5.686cm" svg:y="9.245cm">
            <text:p/>
            <draw:enhanced-geometry svg:viewBox="0 0 21600 21600" draw:type="rectangle" draw:enhanced-path="M 0 0 L 21600 0 21600 21600 0 21600 0 0 Z N"/>
          </draw:custom-shape>
          <draw:custom-shape draw:style-name="gr39" draw:text-style-name="P35" xml:id="id30" draw:id="id30" draw:layer="layout" svg:width="1.362cm" svg:height="0.977cm" svg:x="5.686cm" svg:y="10.264cm">
            <text:p/>
            <draw:enhanced-geometry svg:viewBox="0 0 21600 21600" draw:type="rectangle" draw:enhanced-path="M 0 0 L 21600 0 21600 21600 0 21600 0 0 Z N"/>
          </draw:custom-shape>
          <draw:connector draw:style-name="gr40" draw:text-style-name="P36" draw:layer="layout" draw:type="curve" svg:x1="7.048cm" svg:y1="9.754cm" svg:x2="6.367cm" svg:y2="9.245cm" draw:start-shape="id29" draw:start-glue-point="1" draw:end-shape="id29" draw:end-glue-point="0" svg:d="M7048 9754c751 0 626-506 268-821s-949-441-949 312" svg:viewBox="0 0 1234 1070">
            <text:p/>
          </draw:connector>
          <draw:connector draw:style-name="gr41" draw:text-style-name="P36" draw:layer="layout" draw:type="curve" svg:x1="7.048cm" svg:y1="10.752cm" svg:x2="6.367cm" svg:y2="11.241cm" draw:start-shape="id30" draw:start-glue-point="1" draw:end-shape="id30" draw:end-glue-point="2" svg:d="M7048 10752c751 0 626 495 268 805s-949 434-949-316" svg:viewBox="0 0 1234 1049">
            <text:p/>
          </draw:connector>
        </draw:g>
        <draw:frame draw:style-name="gr42" draw:text-style-name="P38" draw:layer="layout" svg:width="12.2cm" svg:height="11.368cm" svg:x="12.6cm" svg:y="3.5cm">
          <draw:text-box>
            <text:p text:style-name="P31"><text:span text:style-name="T11">Entwicklung </text:span></text:p>
            <text:list text:style-name="L3">
              <text:list-item>
                <text:p text:style-name="P37"><text:span text:style-name="T11">vom System selbst, </text:span></text:p>
              </text:list-item>
              <text:list-item>
                <text:p text:style-name="P37"><text:span text:style-name="T11">der Komponenten im System und </text:span></text:p>
              </text:list-item>
              <text:list-item>
                <text:p text:style-name="P37"><text:span text:style-name="T11">der Beziehungen im System</text:span></text:p>
              </text:list-item>
            </text:list>
            <text:p text:style-name="P37"><text:span text:style-name="T11">Wir wollen uns aber zunächst noch genauer anschauen, wie kompliziert Trajektorien sein können.</text:span></text:p>
            <text:p text:style-name="P37"><text:span text:style-name="T11"/></text:p>
            <text:p text:style-name="P37"><text:span text:style-name="T11">Einschub TDS.md</text:span></text:p>
          </draw:text-box>
        </draw:frame>
        <presentation:notes draw:style-name="dp4">
          <draw:page-thumbnail draw:style-name="gr11" draw:layer="layout" svg:width="13.617cm" svg:height="10.214cm" svg:x="2.451cm" svg:y="2.041cm" draw:page-number="8" presentation:class="page"/>
          <draw:frame presentation:style-name="pr2" draw:text-style-name="P22" draw:layer="layout" svg:width="13.591cm" svg:height="12.252cm" svg:x="2.464cm" svg:y="12.934cm" presentation:class="notes" presentation:placeholder="true">
            <draw:text-box/>
          </draw:frame>
        </presentation:notes>
      </draw:page>
      <draw:page draw:name="page9" draw:style-name="dp1" draw:master-page-name="Standard" presentation:presentation-page-layout-name="AL1T0" presentation:use-footer-name="ftr2">
        <office:forms form:automatic-focus="false" form:apply-design-mode="false"/>
        <draw:custom-shape draw:style-name="gr43" draw:text-style-name="P40" draw:layer="layout" svg:width="3.577cm" svg:height="1.114cm" svg:x="-0.06cm" svg:y="2.919cm">
          <text:p text:style-name="P39"><text:span text:style-name="T1"><text:s text:c="2"/></text:span></text:p>
          <draw:enhanced-geometry svg:viewBox="0 0 21600 21600" draw:type="mso-spt202" draw:enhanced-path="M 0 0 L 21600 0 21600 21600 0 21600 0 0 Z N"/>
        </draw:custom-shape>
        <draw:custom-shape draw:style-name="gr44" draw:text-style-name="P3" draw:layer="layout" svg:width="4.445cm" svg:height="0.763cm" svg:x="1.482cm" svg:y="4.868cm">
          <text:p/>
          <draw:enhanced-geometry svg:viewBox="0 0 21600 21600" draw:type="mso-spt202" draw:enhanced-path="M 0 0 L 21600 0 21600 21600 0 21600 0 0 Z N"/>
        </draw:custom-shape>
        <draw:custom-shape draw:style-name="gr45" draw:text-style-name="P42" draw:layer="layout" svg:width="22.436cm" svg:height="14.182cm" svg:x="1.482cm" svg:y="3.175cm">
          <text:p text:style-name="P41"><text:span text:style-name="T13">Immersive und submersive Systemtheorien</text:span></text:p>
          <draw:enhanced-geometry svg:viewBox="0 0 21600 21600" draw:type="rectangle" draw:enhanced-path="M 0 0 L 21600 0 21600 21600 0 21600 0 0 Z N"/>
        </draw:custom-shape>
        <presentation:notes draw:style-name="dp5">
          <office:forms form:automatic-focus="false" form:apply-design-mode="false"/>
          <draw:page-thumbnail draw:layer="layout" svg:width="13.617cm" svg:height="10.213cm" svg:x="2.452cm" svg:y="2.042cm" draw:page-number="9"/>
          <draw:frame presentation:style-name="pr3" draw:text-style-name="P43" draw:layer="layout" svg:width="13.591cm" svg:height="12.251cm" svg:x="2.464cm" svg:y="12.934cm" presentation:class="notes" presentation:placeholder="true">
            <draw:text-box/>
          </draw:frame>
        </presentation:notes>
      </draw:page>
      <draw:page draw:name="page10" draw:style-name="dp5" draw:master-page-name="Standard" presentation:presentation-page-layout-name="AL2T1" presentation:use-footer-name="ftr2">
        <office:forms form:automatic-focus="false" form:apply-design-mode="false"/>
        <draw:frame presentation:style-name="pr4" draw:text-style-name="P45" draw:layer="layout" svg:width="24cm" svg:height="4.7cm" svg:x="0.8cm" svg:y="3.1cm" presentation:class="outline" presentation:user-transformed="true">
          <draw:text-box>
            <text:p text:style-name="P44"><text:span text:style-name="T14">In welchen Strukturen kann man komplexere Relationen von </text:span><text:span text:style-name="T14">Systemen innerhalb von Obersystemen untersuchen?</text:span></text:p>
          </draw:text-box>
        </draw:frame>
        <draw:custom-shape draw:style-name="gr46" draw:text-style-name="P27" draw:layer="layout" svg:width="6.6cm" svg:height="6.6cm" svg:x="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6" draw:layer="layout" svg:width="2.8cm" svg:height="3cm" svg:x="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7" draw:layer="layout" svg:width="2.8cm" svg:height="2.8cm" svg:x="4.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7" draw:layer="layout" svg:width="7.4cm" svg:height="7.4cm" svg:x="16.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8" draw:layer="layout" svg:width="2cm" svg:height="2cm" svg:x="11.4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9" draw:layer="layout" svg:width="2cm" svg:height="2cm" svg:x="11.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0" draw:layer="layout" svg:x1="14cm" svg:y1="10.4cm" svg:x2="16.2cm" svg:y2="11.4cm">
          <text:p/>
        </draw:line>
        <draw:line draw:style-name="gr52" draw:text-style-name="P20" draw:layer="layout" svg:x1="14.4cm" svg:y1="14.4cm" svg:x2="16.2cm" svg:y2="13.6cm">
          <text:p/>
        </draw:line>
        <draw:frame draw:style-name="gr53" draw:text-style-name="P21" draw:layer="layout" svg:width="1.8cm" svg:height="1.27cm" svg:x="14.6cm" svg:y="9.6cm">
          <draw:text-box>
            <text:p><text:span text:style-name="T11">f</text:span><text:span text:style-name="T15">1</text:span></text:p>
          </draw:text-box>
        </draw:frame>
        <draw:frame draw:style-name="gr53" draw:text-style-name="P21" draw:layer="layout" svg:width="1.8cm" svg:height="1.27cm" svg:x="14.5cm" svg:y="12.7cm">
          <draw:text-box>
            <text:p><text:span text:style-name="T11">f</text:span><text:span text:style-name="T15">2</text:span></text:p>
          </draw:text-box>
        </draw:frame>
        <draw:custom-shape draw:style-name="gr54" draw:text-style-name="P27" draw:layer="layout" svg:width="1.6cm" svg:height="1.8cm" svg:x="9.6cm" svg:y="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6">
          <office:forms form:automatic-focus="false" form:apply-design-mode="false"/>
          <draw:page-thumbnail draw:style-name="gr11" draw:layer="layout" svg:width="13.617cm" svg:height="10.214cm" svg:x="2.451cm" svg:y="2.041cm" draw:page-number="10" presentation:class="page"/>
          <draw:frame presentation:style-name="pr2" draw:text-style-name="P22" draw:layer="layout" svg:width="13.591cm" svg:height="12.252cm" svg:x="2.464cm" svg:y="12.934cm" presentation:class="notes" presentation:placeholder="true">
            <draw:text-box/>
          </draw:frame>
        </presentation:notes>
      </draw:page>
      <draw:page draw:name="page11" draw:style-name="dp5" draw:master-page-name="Standard" presentation:presentation-page-layout-name="AL2T1" presentation:use-footer-name="ftr2">
        <office:forms form:automatic-focus="false" form:apply-design-mode="false"/>
        <draw:frame presentation:style-name="pr5" draw:text-style-name="P45" draw:layer="layout" svg:width="24cm" svg:height="10.837cm" svg:x="0.8cm" svg:y="3.1cm" presentation:class="outline" presentation:user-transformed="true">
          <draw:text-box>
            <text:p text:style-name="P50"><text:span text:style-name="T16">Mathematische Formulierung der Fragestellung</text:span></text:p>
            <text:p text:style-name="P44"><text:span text:style-name="T14">Gesucht sind f</text:span><text:span text:style-name="T17">1</text:span><text:span text:style-name="T14"> : S</text:span><text:span text:style-name="T17">1</text:span><text:span text:style-name="T14"> → S, f</text:span><text:span text:style-name="T17">2</text:span><text:span text:style-name="T14"> : S</text:span><text:span text:style-name="T17">2</text:span><text:span text:style-name="T14"> → S.</text:span></text:p>
            <text:p text:style-name="P44"><text:span text:style-name="T18">Gibt es für diese Konstellation ein </text:span><text:span text:style-name="T19">universelles kategorielles </text:span><text:span text:style-name="T19">Objekt, </text:span><text:span text:style-name="T18">d.h. ein universelles U und universelle Abbildungen </text:span><text:span text:style-name="T18"><text:line-break/></text:span><text:span text:style-name="T18">p</text:span><text:span text:style-name="T17">1</text:span><text:span text:style-name="T14"> : S</text:span><text:span text:style-name="T17">1</text:span><text:span text:style-name="T14"> → U, p</text:span><text:span text:style-name="T17">2</text:span><text:span text:style-name="T14"> : S</text:span><text:span text:style-name="T17">2</text:span><text:span text:style-name="T14"> → U, so dass sich </text:span><text:span text:style-name="T20">für jedes Tripel (f</text:span><text:span text:style-name="T21">1</text:span><text:span text:style-name="T20">, f</text:span><text:span text:style-name="T21">2</text:span><text:span text:style-name="T20">, S)</text:span><text:span text:style-name="T14"> die </text:span><text:span text:style-name="T14">obige Konstellation als </text:span></text:p>
            <text:p text:style-name="P44"><text:span text:style-name="T18">f</text:span><text:span text:style-name="T22">1</text:span><text:span text:style-name="T18"> = f </text:span><text:span text:style-name="T23">◦ </text:span><text:span text:style-name="T18">p</text:span><text:span text:style-name="T22">1</text:span><text:span text:style-name="T18"> : S</text:span><text:span text:style-name="T22">1</text:span><text:span text:style-name="T18"> → U → S, f</text:span><text:span text:style-name="T22">2</text:span><text:span text:style-name="T18"> = f </text:span><text:span text:style-name="T23">◦ </text:span><text:span text:style-name="T18">p</text:span><text:span text:style-name="T22">2</text:span><text:span text:style-name="T18"> : </text:span><text:span text:style-name="T14">S</text:span><text:span text:style-name="T17">2</text:span><text:span text:style-name="T14"> → U → S</text:span></text:p>
            <text:p text:style-name="P44"><text:span text:style-name="T24">für ein geeignetes </text:span><text:span text:style-name="T23">f = f</text:span><text:span text:style-name="T25">1</text:span><text:span text:style-name="T23"> </text:span><text:span text:style-name="T26">⊕ </text:span><text:span text:style-name="T27">f</text:span><text:span text:style-name="T28">2</text:span><text:span text:style-name="T23"> : U → S schreiben lässt. U heißt in </text:span><text:span text:style-name="T23">dem Fall </text:span><text:span text:style-name="T29">direkte Summe</text:span><text:span text:style-name="T23"> und man schreibt U = S</text:span><text:span text:style-name="T25">1</text:span><text:span text:style-name="T23"> </text:span><text:span text:style-name="T26">∐</text:span><text:span text:style-name="T30"> S</text:span><text:span text:style-name="T31">2</text:span><text:span text:style-name="T30">.</text:span><text:span text:style-name="T23"> </text:span></text:p>
          </draw:text-box>
        </draw:frame>
        <draw:frame draw:style-name="gr53" draw:text-style-name="P21" draw:layer="layout" svg:width="1.8cm" svg:height="1.27cm" svg:x="4.3cm" svg:y="14.2cm">
          <draw:text-box>
            <text:p><text:span text:style-name="T11">f</text:span><text:span text:style-name="T15">1</text:span></text:p>
          </draw:text-box>
        </draw:frame>
        <draw:line draw:style-name="gr52" draw:text-style-name="P20" draw:layer="layout" svg:x1="3.9cm" svg:y1="14.902cm" svg:x2="5.8cm" svg:y2="15.902cm">
          <text:p/>
        </draw:line>
        <draw:line draw:style-name="gr52" draw:text-style-name="P20" draw:layer="layout" svg:x1="3.9cm" svg:y1="17.402cm" svg:x2="5.7cm" svg:y2="16.602cm">
          <text:p/>
        </draw:line>
        <draw:frame draw:style-name="gr53" draw:text-style-name="P21" draw:layer="layout" svg:width="1.8cm" svg:height="1.27cm" svg:x="4.2cm" svg:y="15.702cm">
          <draw:text-box>
            <text:p><text:span text:style-name="T11">f</text:span><text:span text:style-name="T15">2</text:span></text:p>
          </draw:text-box>
        </draw:frame>
        <draw:frame draw:style-name="gr53" draw:text-style-name="P21" draw:layer="layout" svg:width="1.6cm" svg:height="1.27cm" svg:x="2.4cm" svg:y="14.3cm">
          <draw:text-box>
            <text:p><text:span text:style-name="T11">S</text:span><text:span text:style-name="T15">1</text:span></text:p>
          </draw:text-box>
        </draw:frame>
        <draw:frame draw:style-name="gr53" draw:text-style-name="P21" draw:layer="layout" svg:width="1.6cm" svg:height="1.27cm" svg:x="2.3cm" svg:y="16.7cm">
          <draw:text-box>
            <text:p><text:span text:style-name="T11">S</text:span><text:span text:style-name="T15">2</text:span></text:p>
          </draw:text-box>
        </draw:frame>
        <draw:frame draw:style-name="gr55" draw:text-style-name="P21" draw:layer="layout" svg:width="1.6cm" svg:height="1.098cm" svg:x="5.7cm" svg:y="15.6cm">
          <draw:text-box>
            <text:p><text:span text:style-name="T11">S</text:span></text:p>
          </draw:text-box>
        </draw:frame>
        <draw:frame draw:style-name="gr53" draw:text-style-name="P21" draw:layer="layout" svg:width="1.8cm" svg:height="1.27cm" svg:x="14.5cm" svg:y="14.2cm">
          <draw:text-box>
            <text:p><text:span text:style-name="T32">p</text:span><text:span text:style-name="T15">1</text:span></text:p>
          </draw:text-box>
        </draw:frame>
        <draw:line draw:style-name="gr52" draw:text-style-name="P20" draw:layer="layout" svg:x1="14.1cm" svg:y1="14.902cm" svg:x2="16cm" svg:y2="15.902cm">
          <text:p/>
        </draw:line>
        <draw:line draw:style-name="gr52" draw:text-style-name="P20" draw:layer="layout" svg:x1="14.1cm" svg:y1="17.402cm" svg:x2="15.9cm" svg:y2="16.602cm">
          <text:p/>
        </draw:line>
        <draw:frame draw:style-name="gr53" draw:text-style-name="P21" draw:layer="layout" svg:width="1.8cm" svg:height="1.27cm" svg:x="14.4cm" svg:y="15.702cm">
          <draw:text-box>
            <text:p><text:span text:style-name="T32">p</text:span><text:span text:style-name="T15">2</text:span></text:p>
          </draw:text-box>
        </draw:frame>
        <draw:frame draw:style-name="gr53" draw:text-style-name="P21" draw:layer="layout" svg:width="1.6cm" svg:height="1.27cm" svg:x="12.6cm" svg:y="14.3cm">
          <draw:text-box>
            <text:p><text:span text:style-name="T11">S</text:span><text:span text:style-name="T15">1</text:span></text:p>
          </draw:text-box>
        </draw:frame>
        <draw:frame draw:style-name="gr53" draw:text-style-name="P21" draw:layer="layout" svg:width="1.6cm" svg:height="1.27cm" svg:x="12.5cm" svg:y="16.7cm">
          <draw:text-box>
            <text:p><text:span text:style-name="T11">S</text:span><text:span text:style-name="T15">2</text:span></text:p>
          </draw:text-box>
        </draw:frame>
        <draw:custom-shape draw:style-name="gr56" draw:text-style-name="P27" draw:layer="layout" svg:width="2.8cm" svg:height="1.2cm" svg:x="8.7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21" draw:layer="layout" svg:width="1.6cm" svg:height="1.098cm" svg:x="19.6cm" svg:y="15.7cm">
          <draw:text-box>
            <text:p><text:span text:style-name="T11">S</text:span></text:p>
          </draw:text-box>
        </draw:frame>
        <draw:frame draw:style-name="gr55" draw:text-style-name="P21" draw:layer="layout" svg:width="1.6cm" svg:height="1.098cm" svg:x="16.1cm" svg:y="15.7cm">
          <draw:text-box>
            <text:p><text:span text:style-name="T11">U</text:span></text:p>
          </draw:text-box>
        </draw:frame>
        <draw:line draw:style-name="gr52" draw:text-style-name="P20" draw:layer="layout" svg:x1="17.5cm" svg:y1="16.3cm" svg:x2="19.4cm" svg:y2="16.3cm">
          <text:p/>
        </draw:line>
        <draw:frame draw:style-name="gr57" draw:text-style-name="P21" draw:layer="layout" svg:width="1.2cm" svg:height="1.2cm" svg:x="18cm" svg:y="15.2cm">
          <draw:text-box>
            <text:p><text:span text:style-name="T11">f</text:span></text:p>
          </draw:text-box>
        </draw:frame>
        <presentation:notes draw:style-name="dp6">
          <office:forms form:automatic-focus="false" form:apply-design-mode="false"/>
          <draw:page-thumbnail draw:style-name="gr11" draw:layer="layout" svg:width="13.617cm" svg:height="10.214cm" svg:x="2.451cm" svg:y="2.041cm" draw:page-number="11" presentation:class="page"/>
          <draw:frame presentation:style-name="pr2" draw:text-style-name="P22" draw:layer="layout" svg:width="13.591cm" svg:height="12.252cm" svg:x="2.464cm" svg:y="12.934cm" presentation:class="notes" presentation:placeholder="true">
            <draw:text-box/>
          </draw:frame>
        </presentation:notes>
      </draw:page>
      <draw:page draw:name="page12" draw:style-name="dp5" draw:master-page-name="Standard" presentation:presentation-page-layout-name="AL2T1" presentation:use-footer-name="ftr2">
        <office:forms form:automatic-focus="false" form:apply-design-mode="false"/>
        <draw:frame presentation:style-name="pr6" draw:text-style-name="P45" draw:layer="layout" svg:width="24cm" svg:height="15.125cm" svg:x="0.8cm" svg:y="2.9cm" presentation:class="outline" presentation:user-transformed="true">
          <draw:text-box>
            <text:p text:style-name="P50"><text:span text:style-name="T16">Mathematische Kategorien</text:span></text:p>
            <text:p text:style-name="P44"><text:span text:style-name="T14">Die meisten mathematischen Modelle bewegen sich in konkreten </text:span><text:span text:style-name="T16">Kategorien</text:span><text:span text:style-name="T14">, zum Beispiel der Kategorie der Mengen, der </text:span><text:span text:style-name="T14">Vektorräume, der Faserbündel, der algebraischen Varietäten </text:span><text:span text:style-name="T14">usw. </text:span></text:p>
            <text:p text:style-name="P44"><text:span text:style-name="T14">Jede solche Kategorie zeichnet sich dadurch aus, dass dort die </text:span><text:span text:style-name="T14">Begriffe </text:span><text:span text:style-name="T16">Objekt</text:span><text:span text:style-name="T14"> und </text:span><text:span text:style-name="T16">Morphismus</text:span><text:span text:style-name="T14"> eine klare Bedeutung haben. </text:span></text:p>
            <text:p text:style-name="P44"><text:span text:style-name="T14">Morphismen zwischen Vektorräumen sind zum Beispiel </text:span><text:span text:style-name="T14">operationstreue Abbildungen, also lineare Abbildungen, die sich </text:span><text:span text:style-name="T14">für endlichdimensionale Vektorräume durch Matrizen beschreiben </text:span><text:span text:style-name="T14">lassen. </text:span></text:p>
            <text:p text:style-name="P44"><text:span text:style-name="T14">Nicht in jeder Kategorie existieren solche universellen Objekte.</text:span></text:p>
            <text:p text:style-name="P44"><text:span text:style-name="T14">Anmerkung: Die Konstruktion lässt sich leicht auf endlich viele S</text:span><text:span text:style-name="T17">i</text:span><text:span text:style-name="T14"> </text:span><text:span text:style-name="T14">und sogar auf unendlich viele S</text:span><text:span text:style-name="T17">i</text:span><text:span text:style-name="T14">, i </text:span><text:span text:style-name="T33">∈ </text:span><text:span text:style-name="T34">I, verallgemeinern, und so ist </text:span><text:span text:style-name="T34">es in der Mathematik auch gemeint.</text:span></text:p>
          </draw:text-box>
        </draw:frame>
        <presentation:notes draw:style-name="dp6">
          <office:forms form:automatic-focus="false" form:apply-design-mode="false"/>
          <draw:page-thumbnail draw:style-name="gr11" draw:layer="layout" svg:width="13.617cm" svg:height="10.214cm" svg:x="2.451cm" svg:y="2.041cm" draw:page-number="12" presentation:class="page"/>
          <draw:frame presentation:style-name="pr2" draw:text-style-name="P22" draw:layer="layout" svg:width="13.591cm" svg:height="12.252cm" svg:x="2.464cm" svg:y="12.934cm" presentation:class="notes" presentation:placeholder="true">
            <draw:text-box/>
          </draw:frame>
        </presentation:notes>
      </draw:page>
      <draw:page draw:name="page13" draw:style-name="dp5" draw:master-page-name="Standard" presentation:presentation-page-layout-name="AL2T1" presentation:use-footer-name="ftr2">
        <office:forms form:automatic-focus="false" form:apply-design-mode="false"/>
        <draw:frame presentation:style-name="pr7" draw:text-style-name="P45" draw:layer="layout" svg:width="24cm" svg:height="13.148cm" svg:x="0.8cm" svg:y="2.9cm" presentation:class="outline" presentation:user-transformed="true">
          <draw:text-box>
            <text:p text:style-name="P50"><text:span text:style-name="T16">Kategorie der Mengen</text:span></text:p>
            <text:p text:style-name="P44"><text:span text:style-name="T14">In dieser Kategorie existieren direkte Summen U sowohl für </text:span><text:span text:style-name="T14">endliche als auch unendliche Indexmengen I. Dies ist gerade </text:span><text:span text:style-name="T16">die </text:span><text:span text:style-name="T16">disjunkte Vereinigung </text:span><text:span text:style-name="T14">der Mengen S</text:span><text:span text:style-name="T17">i</text:span><text:span text:style-name="T14">. </text:span></text:p>
            <text:p text:style-name="P44"><text:span text:style-name="T14">Die Abbildungen p</text:span><text:span text:style-name="T17">i</text:span><text:span text:style-name="T14"> sind gerade die Einbettungen p</text:span><text:span text:style-name="T17">i</text:span><text:span text:style-name="T14"> : S</text:span><text:span text:style-name="T17">i</text:span><text:span text:style-name="T14"> → U der </text:span><text:span text:style-name="T14">Teilmengen in deren disjunkte Vereinigung.</text:span></text:p>
            <text:p text:style-name="P44"><text:span text:style-name="T18">Die Abbildung f : U → S ergibt sich wie folgt: Für jedes a </text:span><text:span text:style-name="T26">∈ </text:span><text:span text:style-name="T27">U </text:span><text:span text:style-name="T27">existieren genau ein i und ein </text:span><text:span text:style-name="T18">a‘ </text:span><text:span text:style-name="T33">∈ </text:span><text:span text:style-name="T34">S</text:span><text:span text:style-name="T35">i</text:span><text:span text:style-name="T34"> mit a=p</text:span><text:span text:style-name="T35">i</text:span><text:span text:style-name="T34">(a‘). Setze </text:span><text:span text:style-name="T34">f(a)=f</text:span><text:span text:style-name="T35">i</text:span><text:span text:style-name="T34">(a‘).</text:span></text:p>
            <text:p text:style-name="P44"><text:span text:style-name="T18">Ist |S</text:span><text:span text:style-name="T22">1</text:span><text:span text:style-name="T18">| = a, |S</text:span><text:span text:style-name="T22">2</text:span><text:span text:style-name="T18">| = b, so ist |</text:span><text:span text:style-name="T23">S</text:span><text:span text:style-name="T25">1</text:span><text:span text:style-name="T23"> </text:span><text:span text:style-name="T26">∐</text:span><text:span text:style-name="T30"> S</text:span><text:span text:style-name="T31">2</text:span><text:span text:style-name="T30">| = a+b.</text:span></text:p>
            <text:p text:style-name="P44"><text:span text:style-name="T30">Das Ganze ist nicht mehr als die Summe seiner Teile.</text:span></text:p>
          </draw:text-box>
        </draw:frame>
        <presentation:notes draw:style-name="dp6">
          <office:forms form:automatic-focus="false" form:apply-design-mode="false"/>
          <draw:page-thumbnail draw:style-name="gr11" draw:layer="layout" svg:width="13.617cm" svg:height="10.214cm" svg:x="2.451cm" svg:y="2.041cm" draw:page-number="13" presentation:class="page"/>
          <draw:frame presentation:style-name="pr2" draw:text-style-name="P22" draw:layer="layout" svg:width="13.591cm" svg:height="12.252cm" svg:x="2.464cm" svg:y="12.934cm" presentation:class="notes" presentation:placeholder="true">
            <draw:text-box/>
          </draw:frame>
        </presentation:notes>
      </draw:page>
      <draw:page draw:name="page14" draw:style-name="dp5" draw:master-page-name="Standard" presentation:presentation-page-layout-name="AL2T1" presentation:use-footer-name="ftr2">
        <office:forms form:automatic-focus="false" form:apply-design-mode="false"/>
        <draw:frame presentation:style-name="pr8" draw:text-style-name="P45" draw:layer="layout" svg:width="24cm" svg:height="10.837cm" svg:x="0.8cm" svg:y="3.1cm" presentation:class="outline" presentation:user-transformed="true">
          <draw:text-box>
            <text:p text:style-name="P50"><text:span text:style-name="T16">Alle Pfeile umdrehen (TRIZ Prinzip 13)</text:span></text:p>
            <text:p text:style-name="P44"><text:span text:style-name="T18">Gesucht sind f</text:span><text:span text:style-name="T22">1</text:span><text:span text:style-name="T18"> : S</text:span><text:span text:style-name="T22">1</text:span><text:span text:style-name="T18"> ← S, f</text:span><text:span text:style-name="T22">2</text:span><text:span text:style-name="T18"> : S</text:span><text:span text:style-name="T22">2</text:span><text:span text:style-name="T18"> </text:span><text:span text:style-name="T14">← S.</text:span></text:p>
            <text:p text:style-name="P44"><text:span text:style-name="T18">Gibt es für diese Konstellation ein </text:span><text:span text:style-name="T19">universelles kategorielles </text:span><text:span text:style-name="T19">Objekt, </text:span><text:span text:style-name="T18">d.h. ein universelles U und universelle Abbildungen </text:span><text:span text:style-name="T18"><text:line-break/></text:span><text:span text:style-name="T18">p</text:span><text:span text:style-name="T22">1</text:span><text:span text:style-name="T18"> : S</text:span><text:span text:style-name="T22">1</text:span><text:span text:style-name="T18"> ← U, p</text:span><text:span text:style-name="T22">2</text:span><text:span text:style-name="T18"> : S</text:span><text:span text:style-name="T22">2</text:span><text:span text:style-name="T18"> </text:span><text:span text:style-name="T14">← U, so dass sich </text:span><text:span text:style-name="T20">für jedes Tripel (f</text:span><text:span text:style-name="T21">1</text:span><text:span text:style-name="T20">, f</text:span><text:span text:style-name="T21">2</text:span><text:span text:style-name="T20">, S)</text:span><text:span text:style-name="T14"> die </text:span><text:span text:style-name="T14">obige Konstellation als </text:span></text:p>
            <text:p text:style-name="P44"><text:span text:style-name="T18">f</text:span><text:span text:style-name="T22">1</text:span><text:span text:style-name="T18"> = p</text:span><text:span text:style-name="T22">1 </text:span><text:span text:style-name="T23">◦ f</text:span><text:span text:style-name="T18"> : S</text:span><text:span text:style-name="T22">1</text:span><text:span text:style-name="T18"> ← U ← S, f</text:span><text:span text:style-name="T22">2</text:span><text:span text:style-name="T18"> = p</text:span><text:span text:style-name="T22">2 </text:span><text:span text:style-name="T23">◦ f</text:span><text:span text:style-name="T18"> : S</text:span><text:span text:style-name="T22">2</text:span><text:span text:style-name="T18"> ← U </text:span><text:span text:style-name="T14">← S</text:span></text:p>
            <text:p text:style-name="P44"><text:span text:style-name="T24">für ein geeignetes </text:span><text:span text:style-name="T23">f = f</text:span><text:span text:style-name="T25">1</text:span><text:span text:style-name="T23"> </text:span><text:span text:style-name="T26">⊗ </text:span><text:span text:style-name="T27">f</text:span><text:span text:style-name="T28">2</text:span><text:span text:style-name="T23"> : S → U schreiben lässt. U heißt in </text:span><text:span text:style-name="T23">dem Fall </text:span><text:span text:style-name="T29">direktes Produkt </text:span><text:span text:style-name="T23">und man schreibt U = S</text:span><text:span text:style-name="T25">1</text:span><text:span text:style-name="T23"> </text:span><text:span text:style-name="T26">∏</text:span><text:span text:style-name="T30"> S</text:span><text:span text:style-name="T31">2</text:span><text:span text:style-name="T30">.</text:span><text:span text:style-name="T23"> </text:span></text:p>
          </draw:text-box>
        </draw:frame>
        <draw:frame draw:style-name="gr58" draw:text-style-name="P21" draw:layer="layout" svg:width="1.8cm" svg:height="1.27cm" svg:x="4.3cm" svg:y="14.2cm">
          <draw:text-box>
            <text:p><text:span text:style-name="T11">f</text:span><text:span text:style-name="T15">1</text:span></text:p>
          </draw:text-box>
        </draw:frame>
        <draw:line draw:style-name="gr52" draw:text-style-name="P20" draw:layer="layout" svg:x1="5.7cm" svg:y1="16.4cm" svg:x2="3.7cm" svg:y2="17.3cm">
          <text:p/>
        </draw:line>
        <draw:frame draw:style-name="gr58" draw:text-style-name="P21" draw:layer="layout" svg:width="1.8cm" svg:height="1.27cm" svg:x="4.2cm" svg:y="15.502cm">
          <draw:text-box>
            <text:p><text:span text:style-name="T11">f</text:span><text:span text:style-name="T15">2</text:span></text:p>
          </draw:text-box>
        </draw:frame>
        <draw:frame draw:style-name="gr58" draw:text-style-name="P21" draw:layer="layout" svg:width="1.6cm" svg:height="1.27cm" svg:x="2.4cm" svg:y="14.3cm">
          <draw:text-box>
            <text:p><text:span text:style-name="T11">S</text:span><text:span text:style-name="T15">1</text:span></text:p>
          </draw:text-box>
        </draw:frame>
        <draw:frame draw:style-name="gr58" draw:text-style-name="P21" draw:layer="layout" svg:width="1.6cm" svg:height="1.27cm" svg:x="2.3cm" svg:y="16.7cm">
          <draw:text-box>
            <text:p><text:span text:style-name="T11">S</text:span><text:span text:style-name="T15">2</text:span></text:p>
          </draw:text-box>
        </draw:frame>
        <draw:frame draw:style-name="gr59" draw:text-style-name="P21" draw:layer="layout" svg:width="1.6cm" svg:height="1.098cm" svg:x="5.7cm" svg:y="15.6cm">
          <draw:text-box>
            <text:p><text:span text:style-name="T11">S</text:span></text:p>
          </draw:text-box>
        </draw:frame>
        <draw:frame draw:style-name="gr58" draw:text-style-name="P21" draw:layer="layout" svg:width="1.8cm" svg:height="1.27cm" svg:x="14.5cm" svg:y="14.2cm">
          <draw:text-box>
            <text:p><text:span text:style-name="T32">p</text:span><text:span text:style-name="T15">1</text:span></text:p>
          </draw:text-box>
        </draw:frame>
        <draw:frame draw:style-name="gr58" draw:text-style-name="P21" draw:layer="layout" svg:width="1.8cm" svg:height="1.27cm" svg:x="14.4cm" svg:y="15.702cm">
          <draw:text-box>
            <text:p><text:span text:style-name="T32">p</text:span><text:span text:style-name="T15">2</text:span></text:p>
          </draw:text-box>
        </draw:frame>
        <draw:frame draw:style-name="gr58" draw:text-style-name="P21" draw:layer="layout" svg:width="1.6cm" svg:height="1.27cm" svg:x="12.6cm" svg:y="14.3cm">
          <draw:text-box>
            <text:p><text:span text:style-name="T11">S</text:span><text:span text:style-name="T15">1</text:span></text:p>
          </draw:text-box>
        </draw:frame>
        <draw:frame draw:style-name="gr58" draw:text-style-name="P21" draw:layer="layout" svg:width="1.6cm" svg:height="1.27cm" svg:x="12.5cm" svg:y="16.7cm">
          <draw:text-box>
            <text:p><text:span text:style-name="T11">S</text:span><text:span text:style-name="T15">2</text:span></text:p>
          </draw:text-box>
        </draw:frame>
        <draw:custom-shape draw:style-name="gr60" draw:text-style-name="P27" draw:layer="layout" svg:width="2.8cm" svg:height="1.2cm" svg:x="8.7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1" draw:layer="layout" svg:width="1.6cm" svg:height="1.098cm" svg:x="19.6cm" svg:y="15.7cm">
          <draw:text-box>
            <text:p><text:span text:style-name="T11">S</text:span></text:p>
          </draw:text-box>
        </draw:frame>
        <draw:frame draw:style-name="gr59" draw:text-style-name="P21" draw:layer="layout" svg:width="1.6cm" svg:height="1.098cm" svg:x="16.1cm" svg:y="15.7cm">
          <draw:text-box>
            <text:p><text:span text:style-name="T11">U</text:span></text:p>
          </draw:text-box>
        </draw:frame>
        <draw:frame draw:style-name="gr61" draw:text-style-name="P21" draw:layer="layout" svg:width="1.2cm" svg:height="1.2cm" svg:x="18cm" svg:y="15.1cm">
          <draw:text-box>
            <text:p><text:span text:style-name="T11">f</text:span></text:p>
          </draw:text-box>
        </draw:frame>
        <draw:line draw:style-name="gr52" draw:text-style-name="P20" draw:layer="layout" svg:x1="5.701cm" svg:y1="15.987cm" svg:x2="3.8cm" svg:y2="15cm">
          <text:p/>
        </draw:line>
        <draw:line draw:style-name="gr52" draw:text-style-name="P20" draw:layer="layout" svg:x1="16.002cm" svg:y1="16.088cm" svg:x2="14.101cm" svg:y2="15.101cm">
          <text:p/>
        </draw:line>
        <draw:line draw:style-name="gr52" draw:text-style-name="P20" draw:layer="layout" svg:x1="16.101cm" svg:y1="16.5cm" svg:x2="14.101cm" svg:y2="17.4cm">
          <text:p/>
        </draw:line>
        <draw:line draw:style-name="gr52" draw:text-style-name="P20" draw:layer="layout" svg:x1="19.302cm" svg:y1="16.3cm" svg:x2="17.3cm" svg:y2="16.3cm">
          <text:p/>
        </draw:line>
        <presentation:notes draw:style-name="dp6">
          <office:forms form:automatic-focus="false" form:apply-design-mode="false"/>
          <draw:page-thumbnail draw:style-name="gr11" draw:layer="layout" svg:width="13.617cm" svg:height="10.214cm" svg:x="2.451cm" svg:y="2.041cm" draw:page-number="14" presentation:class="page"/>
          <draw:frame presentation:style-name="pr2" draw:text-style-name="P22" draw:layer="layout" svg:width="13.591cm" svg:height="12.252cm" svg:x="2.464cm" svg:y="12.934cm" presentation:class="notes" presentation:placeholder="true">
            <draw:text-box/>
          </draw:frame>
        </presentation:notes>
      </draw:page>
      <draw:page draw:name="page15" draw:style-name="dp5" draw:master-page-name="Standard" presentation:presentation-page-layout-name="AL2T1" presentation:use-footer-name="ftr2">
        <office:forms form:automatic-focus="false" form:apply-design-mode="false"/>
        <draw:frame presentation:style-name="pr9" draw:text-style-name="P45" draw:layer="layout" svg:width="24cm" svg:height="4.7cm" svg:x="0.8cm" svg:y="3.1cm" presentation:class="outline" presentation:user-transformed="true">
          <draw:text-box>
            <text:p text:style-name="P44"><text:span text:style-name="T14">Wie ändert sich dabei die Perspektive auf den Systembegriff?</text:span></text:p>
          </draw:text-box>
        </draw:frame>
        <draw:custom-shape draw:style-name="gr62" draw:text-style-name="P27" draw:layer="layout" svg:width="6.6cm" svg:height="6.6cm" svg:x="2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6" draw:layer="layout" svg:width="2.8cm" svg:height="3cm" svg:x="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2.8cm" svg:height="2.8cm" svg:x="4.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7" draw:layer="layout" svg:width="7.4cm" svg:height="7.4cm" svg:x="16.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8" draw:layer="layout" svg:width="2cm" svg:height="2cm" svg:x="11.4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49" draw:layer="layout" svg:width="2cm" svg:height="2cm" svg:x="11.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20" draw:layer="layout" svg:x1="16.3cm" svg:y1="13.6cm" svg:x2="14cm" svg:y2="14.6cm">
          <text:p/>
        </draw:line>
        <draw:frame draw:style-name="gr58" draw:text-style-name="P21" draw:layer="layout" svg:width="1.8cm" svg:height="1.27cm" svg:x="14.6cm" svg:y="9.6cm">
          <draw:text-box>
            <text:p><text:span text:style-name="T11">f</text:span><text:span text:style-name="T15">1</text:span></text:p>
          </draw:text-box>
        </draw:frame>
        <draw:frame draw:style-name="gr58" draw:text-style-name="P21" draw:layer="layout" svg:width="1.8cm" svg:height="1.27cm" svg:x="14.5cm" svg:y="12.7cm">
          <draw:text-box>
            <text:p><text:span text:style-name="T11">f</text:span><text:span text:style-name="T15">2</text:span></text:p>
          </draw:text-box>
        </draw:frame>
        <draw:custom-shape draw:style-name="gr68" draw:text-style-name="P27" draw:layer="layout" svg:width="1.6cm" svg:height="1.8cm" svg:x="9.4cm" svg:y="11.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 draw:text-style-name="P20" draw:layer="layout" svg:x1="16cm" svg:y1="11.4cm" svg:x2="13.8cm" svg:y2="10.4cm">
          <text:p/>
        </draw:line>
        <presentation:notes draw:style-name="dp6">
          <office:forms form:automatic-focus="false" form:apply-design-mode="false"/>
          <draw:page-thumbnail draw:style-name="gr11" draw:layer="layout" svg:width="13.617cm" svg:height="10.214cm" svg:x="2.451cm" svg:y="2.041cm" draw:page-number="15" presentation:class="page"/>
          <draw:frame presentation:style-name="pr2" draw:text-style-name="P22" draw:layer="layout" svg:width="13.591cm" svg:height="12.252cm" svg:x="2.464cm" svg:y="12.934cm" presentation:class="notes" presentation:placeholder="true">
            <draw:text-box/>
          </draw:frame>
        </presentation:notes>
      </draw:page>
      <draw:page draw:name="page16" draw:style-name="dp5" draw:master-page-name="Standard" presentation:presentation-page-layout-name="AL2T1" presentation:use-footer-name="ftr2">
        <office:forms form:automatic-focus="false" form:apply-design-mode="false"/>
        <draw:frame presentation:style-name="pr10" draw:text-style-name="P45" draw:layer="layout" svg:width="24cm" svg:height="12.81cm" svg:x="0.8cm" svg:y="2.9cm" presentation:class="outline" presentation:user-transformed="true">
          <draw:text-box>
            <text:p text:style-name="P50"><text:span text:style-name="T16">Kategorie der Mengen</text:span></text:p>
            <text:p text:style-name="P44"><text:span text:style-name="T14">In dieser Kategorie existieren direkte Produkte U sowohl für </text:span><text:span text:style-name="T14">endliche als auch unendliche Indexmengen I. Dies ist gerade </text:span><text:span text:style-name="T16">das </text:span><text:span text:style-name="T16">karthesische Produkt</text:span><text:span text:style-name="T14">. </text:span></text:p>
            <text:p text:style-name="P44"><text:span text:style-name="T14">Die Abbildungen p</text:span><text:span text:style-name="T17">i</text:span><text:span text:style-name="T14"> sind gerade die Projektionen p</text:span><text:span text:style-name="T17">i</text:span><text:span text:style-name="T14"> : U → S</text:span><text:span text:style-name="T17">i</text:span><text:span text:style-name="T14"> des </text:span><text:span text:style-name="T14">Produkts auf die einzelnen Komponenten.</text:span></text:p>
            <text:p text:style-name="P44"><text:span text:style-name="T18">Die Abbildung f : S → U ergibt sich wie folgt: Für jedes a </text:span><text:span text:style-name="T26">∈ </text:span><text:span text:style-name="T27">S ist </text:span><text:span text:style-name="T27">f(a) = (f</text:span><text:span text:style-name="T28">i</text:span><text:span text:style-name="T27">(a)) </text:span><text:span text:style-name="T26">∈ </text:span><text:span text:style-name="T27">U</text:span><text:span text:style-name="T34">.</text:span></text:p>
            <text:p text:style-name="P44"><text:span text:style-name="T18">Ist |S</text:span><text:span text:style-name="T22">1</text:span><text:span text:style-name="T18">| = a, |S</text:span><text:span text:style-name="T22">2</text:span><text:span text:style-name="T18">| = b, so ist |</text:span><text:span text:style-name="T23">S</text:span><text:span text:style-name="T25">1</text:span><text:span text:style-name="T23"> </text:span><text:span text:style-name="T26">∏</text:span><text:span text:style-name="T30"> S</text:span><text:span text:style-name="T31">2</text:span><text:span text:style-name="T30">| = a·b.</text:span></text:p>
            <text:p text:style-name="P44"><text:span text:style-name="T36">Das Ganze ist deutlich mehr als die Summe seiner Teile, </text:span><text:span text:style-name="T36">der größte Teil der „Information“ ist relationaler Natur.</text:span></text:p>
          </draw:text-box>
        </draw:frame>
        <presentation:notes draw:style-name="dp6">
          <office:forms form:automatic-focus="false" form:apply-design-mode="false"/>
          <draw:page-thumbnail draw:style-name="gr11" draw:layer="layout" svg:width="13.617cm" svg:height="10.214cm" svg:x="2.451cm" svg:y="2.041cm" draw:page-number="16" presentation:class="page"/>
          <draw:frame presentation:style-name="pr2" draw:text-style-name="P22" draw:layer="layout" svg:width="13.591cm" svg:height="12.252cm" svg:x="2.464cm" svg:y="12.934cm" presentation:class="notes" presentation:placeholder="true">
            <draw:text-box/>
          </draw:frame>
        </presentation:notes>
      </draw:page>
      <draw:page draw:name="page17" draw:style-name="dp5" draw:master-page-name="Standard" presentation:presentation-page-layout-name="AL2T1" presentation:use-footer-name="ftr2">
        <office:forms form:automatic-focus="false" form:apply-design-mode="false"/>
        <draw:frame presentation:style-name="pr11" draw:text-style-name="P45" draw:layer="layout" svg:width="24cm" svg:height="15.146cm" svg:x="0.8cm" svg:y="2.7cm" presentation:class="outline" presentation:user-transformed="true">
          <draw:text-box>
            <text:p text:style-name="P50"><text:span text:style-name="T16">Submersive und immersive Systemtheorien</text:span></text:p>
            <text:p text:style-name="P44"><text:span text:style-name="T14">Systemtheorien machen selten einen Unterschied zwischen </text:span><text:span text:style-name="T14">diesen beiden Zugängen. </text:span></text:p>
            <text:p text:style-name="P44"><text:span text:style-name="T14">Zur Unterscheidung der Zugänge bezeichnet man </text:span><text:span text:style-name="T14">Systemtheorien, in denen das erste Modellierungsprinzip </text:span><text:span text:style-name="T14">dominiert, als </text:span><text:span text:style-name="T16">immersive Systemtheorien</text:span><text:span text:style-name="T14">. Man erkennt sie </text:span><text:span text:style-name="T14">daran, dass ihre Konstruktionen wesentlich auf Einbettungen </text:span><text:span text:style-name="T14">(Immersionen) aufbauen.</text:span></text:p>
            <text:p text:style-name="P44"><text:span text:style-name="T14">Systemtheorien, die auf dem zweiten Modellierungsprinzip </text:span><text:span text:style-name="T14">aufbauen, bezeichnet man als </text:span><text:span text:style-name="T16">submersive Systemtheorien</text:span><text:span text:style-name="T14">. </text:span><text:span text:style-name="T14">Man erkennt sie daran, dass ihre Konstruktionen wesentlich auf </text:span><text:span text:style-name="T14">Projektionen (Submersionen) aufbauen und damit auf Prozessen </text:span><text:span text:style-name="T14">gestaffelter Komplexitätsreduktion. </text:span></text:p>
            <text:p text:style-name="P44"><text:span text:style-name="T14">Die Theorie dynamischer Systeme ist eine submersive </text:span><text:span text:style-name="T14">Systemtheorie.</text:span></text:p>
          </draw:text-box>
        </draw:frame>
        <presentation:notes draw:style-name="dp6">
          <office:forms form:automatic-focus="false" form:apply-design-mode="false"/>
          <draw:page-thumbnail draw:style-name="gr11" draw:layer="layout" svg:width="13.617cm" svg:height="10.214cm" svg:x="2.451cm" svg:y="2.041cm" draw:page-number="17" presentation:class="page"/>
          <draw:frame presentation:style-name="pr2" draw:text-style-name="P22"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a" svg:font-family="Symbola"/>
    <style:font-face style:name="Ubuntu" svg:font-family="Ubuntu"/>
    <style:font-face style:name="Ubuntu1" svg:font-family="Ubuntu" style:font-adornments="Regular"/>
    <style:font-face style:name="Verdana4" svg:font-family="Verdana" style:font-family-generic="swiss"/>
    <style:font-face style:name="Arial" svg:font-family="Arial" style:font-pitch="variable"/>
    <style:font-face style:name="Arial Unicode MS" svg:font-family="'Arial Unicode MS'" style:font-pitch="variable"/>
    <style:font-face style:name="Tahoma" svg:font-family="Tahoma" style:font-pitch="variable"/>
    <style:font-face style:name="Times New Roman1" svg:font-family="'Times New Roman'" style:font-pitch="variable"/>
    <style:font-face style:name="Ubuntu2"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adornments="Fett"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1"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1" style:font-family-asian="'Arial Unicode MS'" style:font-family-generic-asian="system" style:font-pitch-asian="variable" style:font-size-asian="18pt" style:font-style-asian="normal" style:font-weight-asian="bold" style:font-name-complex="Tahoma1"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text:span><text:span text:style-name="MT3">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1-18T17:02:34.172013236</dc:date>
    <meta:editing-cycles>236</meta:editing-cycles>
    <meta:editing-duration>PT15H46M41S</meta:editing-duration>
    <meta:document-statistic meta:object-count="213"/>
    <meta:user-defined meta:name="Info 1"/>
    <meta:user-defined meta:name="Info 2"/>
    <meta:user-defined meta:name="Info 3"/>
    <meta:user-defined meta:name="Info 4"/>
  </office:meta>
</office:document-meta>
</file>